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f11d6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f6327c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10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05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08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09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23d79" officeooo:paragraph-rsid="00b23d79" style:font-size-asian="11pt" style:font-style-asian="italic" style:font-size-complex="11pt" style:font-style-complex="italic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34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35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font-style="normal" fo:font-weight="normal" officeooo:paragraph-rsid="00f9068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f6327c" style:font-size-asian="11pt" style:font-style-asian="italic" style:font-size-complex="11pt" style:font-style-complex="italic"/>
    </style:style>
    <style:style style:name="T20" style:family="text">
      <style:text-properties style:text-underline-style="none" officeooo:rsid="00dc30b2"/>
    </style:style>
    <style:style style:name="T21" style:family="text">
      <style:text-properties officeooo:rsid="00a5eb63"/>
    </style:style>
    <style:style style:name="T22" style:family="text">
      <style:text-properties officeooo:rsid="00a5f455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aa4d99"/>
    </style:style>
    <style:style style:name="T25" style:family="text">
      <style:text-properties officeooo:rsid="00ab0832"/>
    </style:style>
    <style:style style:name="T26" style:family="text">
      <style:text-properties officeooo:rsid="00acd28a"/>
    </style:style>
    <style:style style:name="T27" style:family="text">
      <style:text-properties officeooo:rsid="00ae4882"/>
    </style:style>
    <style:style style:name="T28" style:family="text">
      <style:text-properties officeooo:rsid="00aa47f3"/>
    </style:style>
    <style:style style:name="T29" style:family="text">
      <style:text-properties officeooo:rsid="00b0eeec"/>
    </style:style>
    <style:style style:name="T30" style:family="text">
      <style:text-properties officeooo:rsid="00b3e1f4"/>
    </style:style>
    <style:style style:name="T31" style:family="text">
      <style:text-properties officeooo:rsid="00b530dc"/>
    </style:style>
    <style:style style:name="T32" style:family="text">
      <style:text-properties officeooo:rsid="00bc0bde"/>
    </style:style>
    <style:style style:name="T33" style:family="text">
      <style:text-properties officeooo:rsid="00bdb90b"/>
    </style:style>
    <style:style style:name="T34" style:family="text">
      <style:text-properties officeooo:rsid="00c19c41"/>
    </style:style>
    <style:style style:name="T35" style:family="text">
      <style:text-properties officeooo:rsid="00c5296a"/>
    </style:style>
    <style:style style:name="T36" style:family="text">
      <style:text-properties officeooo:rsid="00c624cc"/>
    </style:style>
    <style:style style:name="T37" style:family="text">
      <style:text-properties officeooo:rsid="00c64567"/>
    </style:style>
    <style:style style:name="T38" style:family="text">
      <style:text-properties officeooo:rsid="00c6e0af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officeooo:rsid="00c77b7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de152f" style:font-weight-asian="bold" style:font-weight-complex="bold"/>
    </style:style>
    <style:style style:name="T44" style:family="text">
      <style:text-properties fo:font-weight="bold" style:font-style-asian="normal" style:font-weight-asian="bold" style:font-style-complex="normal" style:font-weight-complex="bold"/>
    </style:style>
    <style:style style:name="T45" style:family="text">
      <style:text-properties officeooo:rsid="00cc08eb"/>
    </style:style>
    <style:style style:name="T46" style:family="text">
      <style:text-properties officeooo:rsid="00cf08da"/>
    </style:style>
    <style:style style:name="T47" style:family="text">
      <style:text-properties officeooo:rsid="00d49515"/>
    </style:style>
    <style:style style:name="T48" style:family="text">
      <style:text-properties officeooo:rsid="00d1f400"/>
    </style:style>
    <style:style style:name="T49" style:family="text">
      <style:text-properties officeooo:rsid="00d67312"/>
    </style:style>
    <style:style style:name="T50" style:family="text">
      <style:text-properties officeooo:rsid="00da586d"/>
    </style:style>
    <style:style style:name="T51" style:family="text">
      <style:text-properties fo:color="#ff0000" loext:opacity="100%"/>
    </style:style>
    <style:style style:name="T52" style:family="text">
      <style:text-properties fo:color="#ff0000" loext:opacity="100%" officeooo:rsid="00da586d"/>
    </style:style>
    <style:style style:name="T53" style:family="text">
      <style:text-properties fo:color="#ff0000" loext:opacity="100%" officeooo:rsid="0052ae73"/>
    </style:style>
    <style:style style:name="T54" style:family="text">
      <style:text-properties officeooo:rsid="00dc30b2"/>
    </style:style>
    <style:style style:name="T55" style:family="text">
      <style:text-properties officeooo:rsid="00dc30b2" loext:padding="0in" loext:border="none"/>
    </style:style>
    <style:style style:name="T56" style:family="text">
      <style:text-properties fo:color="#202124" loext:opacity="100%" officeooo:rsid="00dc30b2"/>
    </style:style>
    <style:style style:name="T57" style:family="text">
      <style:text-properties fo:color="#0000cd" loext:opacity="100%"/>
    </style:style>
    <style:style style:name="T58" style:family="text">
      <style:text-properties fo:color="#0000cd" loext:opacity="100%" officeooo:rsid="00dc30b2"/>
    </style:style>
    <style:style style:name="T59" style:family="text">
      <style:text-properties officeooo:rsid="00de152f"/>
    </style:style>
    <style:style style:name="T60" style:family="text">
      <style:text-properties fo:font-style="italic" style:text-underline-style="solid" style:text-underline-width="auto" style:text-underline-color="font-color"/>
    </style:style>
    <style:style style:name="T61" style:family="text">
      <style:text-properties fo:font-style="italic" style:text-underline-style="solid" style:text-underline-width="auto" style:text-underline-color="font-color" officeooo:rsid="00de152f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weight-asian="bold" style:font-style-complex="italic" style:font-weight-complex="bold"/>
    </style:style>
    <style:style style:name="T64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9" style:family="text">
      <style:text-properties fo:font-style="normal" style:font-style-asian="italic" style:font-style-complex="italic"/>
    </style:style>
    <style:style style:name="T70" style:family="text">
      <style:text-properties fo:font-style="normal" officeooo:rsid="00dfbdd7" style:font-style-asian="italic" style:font-style-complex="italic"/>
    </style:style>
    <style:style style:name="T71" style:family="text">
      <style:text-properties fo:font-style="normal" officeooo:rsid="0052ae73" style:font-style-asian="italic" style:font-style-complex="italic"/>
    </style:style>
    <style:style style:name="T72" style:family="text">
      <style:text-properties fo:font-style="normal" officeooo:rsid="00de152f" style:font-style-asian="italic" style:font-style-complex="italic"/>
    </style:style>
    <style:style style:name="T73" style:family="text">
      <style:text-properties fo:font-style="normal" style:font-style-asian="italic" style:font-weight-asian="bold" style:font-style-complex="italic" style:font-weight-complex="bold"/>
    </style:style>
    <style:style style:name="T74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6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9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80" style:family="text">
      <style:text-properties style:font-name="Consolas" fo:font-style="normal" officeooo:rsid="00dfbdd7" style:font-style-asian="italic" style:font-style-complex="italic"/>
    </style:style>
    <style:style style:name="T81" style:family="text">
      <style:text-properties style:font-name="Consolas" fo:font-style="normal" officeooo:rsid="00e0e541" style:font-style-asian="italic" style:font-style-complex="italic"/>
    </style:style>
    <style:style style:name="T82" style:family="text">
      <style:text-properties style:font-name="Consolas" fo:font-style="normal" officeooo:rsid="00dfbdd7" style:font-weight-asian="bold" style:font-weight-complex="bold"/>
    </style:style>
    <style:style style:name="T83" style:family="text">
      <style:text-properties style:font-name="Consolas" fo:font-style="normal" officeooo:rsid="00e506f6" style:font-weight-asian="bold" style:font-weight-complex="bold"/>
    </style:style>
    <style:style style:name="T84" style:family="text">
      <style:text-properties officeooo:rsid="00e15395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52ae73"/>
    </style:style>
    <style:style style:name="T87" style:family="text">
      <style:text-properties fo:color="#c9211e" loext:opacity="100%" officeooo:rsid="00aa4d99"/>
    </style:style>
    <style:style style:name="T88" style:family="text">
      <style:text-properties officeooo:rsid="00eb586e"/>
    </style:style>
    <style:style style:name="T89" style:family="text">
      <style:text-properties officeooo:rsid="00ec1bfb"/>
    </style:style>
    <style:style style:name="T90" style:family="text">
      <style:text-properties officeooo:rsid="00ed167c"/>
    </style:style>
    <style:style style:name="T91" style:family="text">
      <style:text-properties officeooo:rsid="00f11d64"/>
    </style:style>
    <style:style style:name="T92" style:family="text">
      <style:text-properties fo:font-size="9pt" style:font-size-asian="9pt" style:font-size-complex="9pt"/>
    </style:style>
    <style:style style:name="T93" style:family="text">
      <style:text-properties fo:font-size="9pt" officeooo:rsid="00f6327c" style:font-size-asian="9pt" style:font-size-complex="9pt"/>
    </style:style>
    <style:style style:name="T94" style:family="text">
      <style:text-properties fo:font-size="9pt" style:text-underline-style="none" style:font-size-asian="9pt" style:font-size-complex="9pt"/>
    </style:style>
    <style:style style:name="T95" style:family="text">
      <style:text-properties fo:font-size="9pt" fo:language="en" fo:country="US" style:text-underline-style="none" officeooo:rsid="00c19c41" style:font-size-asian="9pt" style:font-style-asian="italic" style:font-size-complex="9pt" style:font-style-complex="italic"/>
    </style:style>
    <style:style style:name="T96" style:family="text">
      <style:text-properties fo:font-size="9pt" fo:language="en" fo:country="US" style:text-underline-style="none" officeooo:rsid="00f9068b" style:font-size-asian="9pt" style:font-style-asian="italic" style:font-size-complex="9pt" style:font-style-complex="italic"/>
    </style:style>
    <style:style style:name="T97" style:family="text">
      <style:text-properties officeooo:rsid="00f36119"/>
    </style:style>
    <style:style style:name="T98" style:family="text">
      <style:text-properties officeooo:rsid="00f3e87d"/>
    </style:style>
    <style:style style:name="T99" style:family="text">
      <style:text-properties officeooo:rsid="00f4c416"/>
    </style:style>
    <style:style style:name="T100" style:family="text">
      <style:text-properties fo:language="en" fo:country="US" style:text-underline-style="none" officeooo:rsid="00c515d5" style:font-size-asian="11pt" style:font-style-asian="italic" style:font-size-complex="11pt" style:font-style-complex="italic"/>
    </style:style>
    <style:style style:name="T101" style:family="text">
      <style:text-properties fo:language="en" fo:country="US" style:text-underline-style="none" officeooo:rsid="00f9068b" style:font-size-asian="11pt" style:font-style-asian="italic" style:font-size-complex="11pt" style:font-style-complex="italic"/>
    </style:style>
    <style:style style:name="T102" style:family="text">
      <style:text-properties officeooo:rsid="00f730b1"/>
    </style:style>
    <style:style style:name="T103" style:family="text">
      <style:text-properties officeooo:rsid="00f8df9f"/>
    </style:style>
    <style:style style:name="T104" style:family="text">
      <style:text-properties officeooo:rsid="00f9068b"/>
    </style:style>
    <style:style style:name="T105" style:family="text">
      <style:text-properties fo:color="#0f0f0f" loext:opacity="100%" style:font-name="S hne" fo:font-size="12pt"/>
    </style:style>
    <style:style style:name="T106" style:family="text">
      <style:text-properties fo:color="#0f0f0f" loext:opacity="100%" style:font-name="S hne" fo:font-size="12pt" officeooo:rsid="00f9068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10"/>
      <text:p text:style-name="P101"/>
      <text:p text:style-name="P102">Hallo, mein Name ist Alex, und das ist meine Familie.</text:p>
      <text:p text:style-name="P102">[ ħalo majn name ist Alex, und das ist majna Familja ]</text:p>
      <text:p text:style-name="P101"/>
      <text:p text:style-name="P100"/>
      <text:p text:style-name="P27">Ich habe zwei Geschwister.</text:p>
      <text:p text:style-name="P27">[ iħx <text:s/>ħabe <text:s/><text:span text:style-name="T6">ż</text:span>vaj <text:s/>gi-xwesta]</text:p>
      <text:p text:style-name="P27"/>
      <text:p text:style-name="P27">Das ist mine Schwesta Haley, und das ist mein Bruder Luke.</text:p>
      <text:p text:style-name="P27">[ Das ist majni xwesta Ħali, und das ist majn Bruda Luke ].</text:p>
      <text:p text:style-name="P27"/>
      <text:p text:style-name="P27">Das ist meine Eltern</text:p>
      <text:p text:style-name="P27">[ Das ist majne Eltan] <text:s/></text:p>
      <text:p text:style-name="P27"/>
      <text:p text:style-name="P27">Mein Vater heißt Phil, und meine Mutter heißt Claire.</text:p>
      <text:p text:style-name="P27">[ majn fata ħajst Fil, und majne Mqutter ħajst Cler ]</text:p>
      <text:p text:style-name="P27"/>
      <text:p text:style-name="P28">Das ist mein Großvater. <text:span text:style-name="T51">Sein</text:span> Name ist Jay.</text:p>
      <text:p text:style-name="P28">[ das is majn grosfata. <text:span text:style-name="T6">Ż</text:span>ajn name ist <text:span text:style-name="T6">ġ</text:span>ej ]</text:p>
      <text:p text:style-name="P28"/>
      <text:p text:style-name="P28">Das ist <text:span text:style-name="T51">seine</text:span> Frau, Gloria.</text:p>
      <text:p text:style-name="P29">[ Das ist <text:s/><text:span text:style-name="T6">ż</text:span>ajne fraw, Glorja ]</text:p>
      <text:p text:style-name="P29"/>
      <text:p text:style-name="P29"><text:span text:style-name="T51">Aber</text:span>, ist sie meine Großmutter?<text:tab/><text:tab/><text:tab/><text:tab/>But is she my grandmother?</text:p>
      <text:p text:style-name="P30">[ Aba, ist <text:span text:style-name="T6">ż</text:span><text:span text:style-name="T50">i</text:span> <text:s/>majne grosmutter? ]</text:p>
      <text:p text:style-name="P29"/>
      <text:p text:style-name="P29">Ihr Sohn heißt Manny.<text:tab/><text:tab/><text:tab/><text:tab/><text:tab/><text:tab/>Her son's name is Manny</text:p>
      <text:p text:style-name="P29">[ ija <text:span text:style-name="T6">Ż</text:span>on ħajst Many ]</text:p>
      <text:p text:style-name="P29"/>
      <text:p text:style-name="P29">Das ist mein Onkel Mitchel</text:p>
      <text:p text:style-name="P29">[ das ist majn ankel micil ]</text:p>
      <text:p text:style-name="P29"/>
      <text:p text:style-name="P33">Er ist der Bruder, von meiner Mutter.<text:tab/><text:tab/><text:tab/><text:tab/>He's the brother of my mother.</text:p>
      <text:p text:style-name="P34">[ Er ist der bruda, fon majna Muta ]</text:p>
      <text:p text:style-name="P33"/>
      <text:p text:style-name="P33">Ich habe keine Tante<text:tab/><text:tab/><text:tab/><text:tab/><text:tab/><text:tab/>I don't have an aunt</text:p>
      <text:p text:style-name="P34">[ iħx ħabe kajne Tanta <text:s/>]</text:p>
      <text:p text:style-name="P34"><text:span text:style-name="T51">keine</text:span> [ kajne ]<text:tab/><text:tab/><text:tab/><text:tab/><text:tab/><text:tab/><text:tab/>no</text:p>
      <text:p text:style-name="P34"/>
      <text:p text:style-name="P34">Sondern einen zweiten Onkel, Can.<text:tab/><text:tab/><text:tab/><text:tab/>But a second uncle, Can.</text:p>
      <text:p text:style-name="P34">[ <text:span text:style-name="T6">Ż</text:span>ondan ajnen <text:span text:style-name="T6">ż</text:span>vajten Unkel, Ken ]</text:p>
      <text:p text:style-name="P36"><text:span text:style-name="T52">s</text:span><text:span text:style-name="T51">ondern</text:span> [ <text:span text:style-name="T6">ż</text:span>on-dan ]<text:tab/><text:tab/><text:tab/><text:tab/><text:tab/><text:tab/><text:span text:style-name="T54">r</text:span>ather</text:p>
      <text:p text:style-name="P35"><text:span text:style-name="T51">zweiten</text:span> <text:s/><text:span text:style-name="T8">[ </text:span><text:span text:style-name="T6">ż</text:span>vaj-t<text:span text:style-name="T50">i</text:span>n <text:span text:style-name="T8">]<text:tab/><text:tab/><text:tab/><text:tab/><text:tab/><text:tab/>second</text:span></text:p>
      <text:p text:style-name="P35"><text:span text:style-name="T51">einen</text:span> <text:span text:style-name="T8">[ </text:span>ajnen<text:span text:style-name="T8">]<text:tab/><text:tab/><text:tab/><text:tab/><text:tab/><text:tab/><text:tab/>a</text:span></text:p>
      <text:p text:style-name="P35"/>
      <text:p text:style-name="P37"><text:soft-page-break/>Sie haben eine Tochter.<text:tab/><text:tab/><text:tab/><text:tab/><text:tab/><text:tab/><text:span text:style-name="T9">They have a daughter.</text:span></text:p>
      <text:p text:style-name="P32">[ <text:span text:style-name="T6">Ż</text:span>i ħaben ajne toħta ]</text:p>
      <text:p text:style-name="P32"/>
      <text:p text:style-name="P32">Lily ist meine Cousine.<text:tab/><text:tab/><text:tab/><text:tab/><text:tab/><text:tab/>Lily is my cousin.</text:p>
      <text:p text:style-name="P32">[ Lili ist majna Ku<text:span text:style-name="T6">ż</text:span>ina ]</text:p>
      <text:p text:style-name="P32"/>
      <text:p text:style-name="P32"><text:span text:style-name="T51">Naja</text:span>, das ist meine Familie!<text:tab/><text:tab/><text:tab/><text:tab/><text:tab/>Well, that's my family!</text:p>
      <text:p text:style-name="P32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1">die Mutter</text:p>
      <text:p text:style-name="P31">der Vater</text:p>
      <text:p text:style-name="P31">die Eltern</text:p>
      <text:p text:style-name="P31">der Mann</text:p>
      <text:p text:style-name="P31">die Frau</text:p>
      <text:p text:style-name="P31">die Kinder</text:p>
      <text:p text:style-name="P31">der Sohn</text:p>
      <text:p text:style-name="P31">die Tochter</text:p>
      <text:p text:style-name="P31">der Bruder</text:p>
      <text:p text:style-name="P31">die Schwaster</text:p>
      <text:p text:style-name="P31">die Geschwister</text:p>
      <text:p text:style-name="P132">der Opa</text:p>
      <text:p text:style-name="P38">der Großvater</text:p>
      <text:p text:style-name="P132">die Oma</text:p>
      <text:p text:style-name="P38">die Großmutter</text:p>
      <text:p text:style-name="P38">die Grosßeltern</text:p>
      <text:p text:style-name="P132">die Tante<text:tab/><text:tab/><text:span text:style-name="T56">[ di tanta ]</text:span></text:p>
      <text:p text:style-name="P38">der Onkel</text:p>
      <text:p text:style-name="P39"><text:span text:style-name="T51">der Cousin</text:span><text:tab/><text:tab/><text:span text:style-name="T54">[ der kqu</text:span><text:span text:style-name="T7">ż</text:span><text:span text:style-name="T54">en ]</text:span></text:p>
      <text:p text:style-name="P39"><text:span text:style-name="T51">die Cousine</text:span><text:tab/><text:tab/><text:span text:style-name="T54">[ di kqu</text:span><text:span text:style-name="T7">ż</text:span><text:span text:style-name="T55">i</text:span><text:span text:style-name="T54">na ]</text:span></text:p>
      <text:p text:style-name="P38"/>
      <text:p text:style-name="P8">_________________________________________________________________________________________________</text:p>
      <text:p text:style-name="P8"/>
      <text:p text:style-name="P111"><text:span text:style-name="T51">Die Nomen</text:span> <text:s text:c="2"/>[ di N<text:span text:style-name="T54">qu</text:span>men ] <text:s text:c="2"/>The nouns</text:p>
      <text:p text:style-name="P111"/>
      <text:p text:style-name="P40">der Vater<text:tab/></text:p>
      <text:p text:style-name="P40">die Mutter</text:p>
      <text:p text:style-name="P38">das Kind</text:p>
      <text:p text:style-name="P38"/>
      <text:p text:style-name="P40">der ( masculine )</text:p>
      <text:p text:style-name="P40">die ( feminine )</text:p>
      <text:p text:style-name="P40">das ( neutral )</text:p>
      <text:p text:style-name="P40">die ( plural )</text:p>
      <text:p text:style-name="P38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12">Der, die <text:span text:style-name="T51">oder</text:span> das?<text:span text:style-name="T10"> <text:s/>[ der, die od</text:span><text:span text:style-name="T20">a</text:span><text:span text:style-name="T10"> das? ]</text:span></text:p>
      <text:p text:style-name="P112"/>
      <text:p text:style-name="P112"/>
      <text:p text:style-name="P42"><text:span text:style-name="T1">der</text:span> – <text:span text:style-name="T57">used for male people and professions</text:span>:</text:p>
      <text:p text:style-name="P41"/>
      <text:p text:style-name="P41">der Vater, <text:s/><text:tab/>der Bruder, <text:tab/><text:span text:style-name="T51">der Arzt</text:span> <text:s/>[ Azt ]<text:tab/>{ male doctor / <text:s/>physician }</text:p>
      <text:p text:style-name="P41"/>
      <text:p text:style-name="P41"/>
      <text:p text:style-name="P41">Also used for <text:span text:style-name="T58">weekdays</text:span>, <text:span text:style-name="T58">months</text:span> and <text:span text:style-name="T58">seasons</text:span>:</text:p>
      <text:p text:style-name="P41"/>
      <text:p text:style-name="P41">der Montag, <text:tab/><text:tab/>der Januar, <text:tab/><text:tab/>der Sommer</text:p>
      <text:p text:style-name="P41">[ der Mun-<text:span text:style-name="T54">t</text:span>ag ]<text:tab/><text:tab/>[ der Jan-wa ]<text:tab/><text:tab/>[ der <text:span text:style-name="T6">Ż</text:span>omma ]</text:p>
      <text:p text:style-name="P41"/>
      <text:p text:style-name="P41"/>
      <text:p text:style-name="P41">Words that ends with -er :</text:p>
      <text:p text:style-name="P41"/>
      <text:p text:style-name="P41">der Vater</text:p>
      <text:p text:style-name="P41"/>
      <text:p text:style-name="P41"/>
      <text:p text:style-name="P41">Words <text:span text:style-name="T57">ending with -ismus</text:span> [is-mus]:</text:p>
      <text:p text:style-name="P41"/>
      <text:p text:style-name="P41">der kapitalismus</text:p>
      <text:p text:style-name="P41">[ der ka-pi-ta-lis-mus ]</text:p>
      <text:p text:style-name="P41"/>
      <text:p text:style-name="P41"/>
      <text:p text:style-name="P41">Words <text:span text:style-name="T57">ending with -ling</text:span> <text:s/>[ -ling ]:</text:p>
      <text:p text:style-name="P41"/>
      <text:p text:style-name="P41">der <text:span text:style-name="T51">Liebling</text:span><text:tab/><text:tab/>{ the favorite one / the darling }<text:tab/></text:p>
      <text:p text:style-name="P41">[ der lib-ling ]</text:p>
      <text:p text:style-name="P41"/>
      <text:p text:style-name="P41"/>
      <text:p text:style-name="P41">For most <text:span text:style-name="T57">cars</text:span> and <text:span text:style-name="T57">alcholic</text:span> drinks:</text:p>
      <text:p text:style-name="P41"/>
      <text:p text:style-name="P41">der Mercedes,<text:tab/><text:tab/>der Wein,<text:tab/><text:tab/>der Wodka,<text:tab/><text:tab/>der Rum</text:p>
      <text:p text:style-name="P41">[ der Mer-se-dis ]<text:tab/>[ der Vajn ]<text:tab/><text:tab/>[ der Vodka ]<text:tab/><text:tab/>[ der Rqum ]</text:p>
      <text:p text:style-name="P41"/>
      <text:p text:style-name="P41">But not:</text:p>
      <text:p text:style-name="P41">dar Bier <text:s/>[ das Biir ]</text:p>
      <text:p text:style-name="P41"/>
      <text:p text:style-name="P41"/>
      <text:p text:style-name="P41"/>
      <text:p text:style-name="P43"><text:span text:style-name="T1">die</text:span> – female people and professions </text:p>
      <text:p text:style-name="P43"/>
      <text:p text:style-name="P43">die Mutter, <text:tab/><text:tab/>die Kollegin, <text:tab/><text:tab/><text:span text:style-name="T51">die <text:s/></text:span><text:span text:style-name="T53">Ä</text:span><text:span text:style-name="T51">rztin</text:span></text:p>
      <text:p text:style-name="P43">[ di Mutta ]<text:tab/><text:tab/>[ di Kol-le-gin ]<text:tab/><text:tab/>[ di <text:s/>Ezt-in ]</text:p>
      <text:p text:style-name="P43"/>
      <text:p text:style-name="P43"><text:soft-page-break/>But not:<text:tab/>das M<text:span text:style-name="T6">ä</text:span>dchen</text:p>
      <text:p text:style-name="P43"><text:tab/><text:tab/>[ das Me-<text:span text:style-name="T6">ċ</text:span>jin ] </text:p>
      <text:p text:style-name="P43"/>
      <text:p text:style-name="P43">Word ending in <text:s/><text:span text:style-name="T57">-heit</text:span> [ ħajt ] <text:s/>and <text:s/><text:span text:style-name="T57">-keit</text:span> <text:s/>[ kajt ]</text:p>
      <text:p text:style-name="P43"/>
      <text:p text:style-name="P43"><text:span text:style-name="T85">die freiheit</text:span><text:tab/><text:tab/>die <text:span text:style-name="T85">M</text:span><text:span text:style-name="T86">ö</text:span><text:span text:style-name="T85">glichkeit</text:span></text:p>
      <text:p text:style-name="P43">[ di <text:s/>fraj-ħajt ]<text:tab/><text:tab/>[ di Mqug-liħ-kajt ]</text:p>
      <text:p text:style-name="P43">freedom<text:tab/><text:tab/>possibility</text:p>
      <text:p text:style-name="P43"/>
      <text:p text:style-name="P43"/>
      <text:p text:style-name="P43">Words ending in <text:span text:style-name="T57">-schft</text:span><text:tab/>[ xaft ]</text:p>
      <text:p text:style-name="P43"/>
      <text:p text:style-name="P43"><text:span text:style-name="T85">die Freundschaft</text:span><text:tab/>[ di frond-xaft ]<text:tab/><text:tab/>friendship</text:p>
      <text:p text:style-name="P43"/>
      <text:p text:style-name="P43"/>
      <text:p text:style-name="P43">Words ending in <text:span text:style-name="T57">-ung</text:span><text:tab/>[ ung ]</text:p>
      <text:p text:style-name="P43"/>
      <text:p text:style-name="P43"><text:span text:style-name="T85">die Rechnung</text:span><text:tab/><text:span text:style-name="T21">[ reħ-nung ]<text:tab/>the bill / invoice</text:span></text:p>
      <text:p text:style-name="P45"/>
      <text:p text:style-name="P45"/>
      <text:p text:style-name="P45">Words ending in <text:span text:style-name="T57">-e</text:span>, <text:s/><text:span text:style-name="T57">-ei</text:span> <text:s/>or <text:s/><text:span text:style-name="T57">-ie</text:span></text:p>
      <text:p text:style-name="P45"/>
      <text:p text:style-name="P45">die Lampe<text:tab/><text:tab/>die <text:s/>Philosophie</text:p>
      <text:p text:style-name="P45">[ di Lampa ]<text:tab/><text:tab/>[ di fil-os-o-fi ]</text:p>
      <text:p text:style-name="P45"/>
      <text:p text:style-name="P45">And all the plural nouns will have the article die.</text:p>
      <text:p text:style-name="P45"/>
      <text:p text:style-name="P45"/>
      <text:p text:style-name="P113">Das neutral</text:p>
      <text:p text:style-name="P46"/>
      <text:p text:style-name="P44"><text:span text:style-name="T85">das M</text:span><text:span text:style-name="T86">ä</text:span><text:span text:style-name="T85">dchen</text:span><text:tab/><text:tab/><text:span text:style-name="T22">das Bier</text:span></text:p>
      <text:p text:style-name="P44">[ das Me-<text:span text:style-name="T6">ċ</text:span>jin ] </text:p>
      <text:p text:style-name="P44"/>
      <text:p text:style-name="P46">All the words that end in -chen <text:s/>[ xen ]:</text:p>
      <text:p text:style-name="P46"/>
      <text:p text:style-name="P44">das M<text:span text:style-name="T6">ä</text:span>dchen</text:p>
      <text:p text:style-name="P44"/>
      <text:p text:style-name="P44"/>
      <text:p text:style-name="P46">All the words ends in -lein <text:s/>[ lajn ]:</text:p>
      <text:p text:style-name="P46"/>
      <text:p text:style-name="P46"><text:span text:style-name="T85">das <text:s/>Fr</text:span><text:span text:style-name="T86">ä</text:span><text:span text:style-name="T85">ulein</text:span><text:tab/> <text:s/>[ das <text:s/>froj-lajn ]<text:tab/>miss / young lady</text:p>
      <text:p text:style-name="P46"/>
      <text:p text:style-name="P46"/>
      <text:p text:style-name="P46">Most latin based words:</text:p>
      <text:p text:style-name="P46"/>
      <text:p text:style-name="P46">das <text:s/>Publikum <text:s text:c="3"/><text:tab/>das Ultimatun</text:p>
      <text:p text:style-name="P46">[ das pub-li-kum ]<text:tab/>[ das <text:s/>ul-ti-m-tum ]</text:p>
      <text:p text:style-name="P46"><text:soft-page-break/></text:p>
      <text:p text:style-name="P46">der <text:s/>Band<text:tab/>- <text:tab/>volume of a book</text:p>
      <text:p text:style-name="P46">die <text:s/>Band<text:tab/>-<text:tab/>band</text:p>
      <text:p text:style-name="P46">das Band<text:tab/>-<text:tab/>ribbon</text:p>
      <text:p text:style-name="P46"/>
      <text:p text:style-name="P46"/>
      <text:p text:style-name="P9">_________________________________________________________________________________________________</text:p>
      <text:p text:style-name="P9"/>
      <text:p text:style-name="P46"/>
      <text:p text:style-name="P47"><text:span text:style-name="T1">Der, die oder das</text:span> [ dir di <text:s/>orda das] { The, the or the }</text:p>
      <text:p text:style-name="P47"/>
      <text:p text:style-name="P114">Der</text:p>
      <text:p text:style-name="P47">der Arzt <text:s/><text:tab/><text:tab/>[ der arz ]<text:tab/><text:tab/>the doctor</text:p>
      <text:p text:style-name="P47">der Mann</text:p>
      <text:p text:style-name="P47">der Januar<text:tab/><text:tab/>[ der Janwa ]</text:p>
      <text:p text:style-name="P47"><text:span text:style-name="T85">der Donnerstag<text:tab/></text:span><text:tab/>[ der Don-na-stag ]<text:tab/>thursday</text:p>
      <text:p text:style-name="P47"><text:span text:style-name="T85">der Frühling</text:span><text:tab/><text:tab/>[ der Fruq-ling ]<text:tab/><text:tab/>spring</text:p>
      <text:p text:style-name="P47">der Wein<text:tab/><text:tab/>[ der vin ]</text:p>
      <text:p text:style-name="P47"/>
      <text:p text:style-name="P114">Die</text:p>
      <text:p text:style-name="P48">die Freundschaft <text:tab/>[ di frojnd-xaft ]<text:tab/><text:tab/>the friendship</text:p>
      <text:p text:style-name="P48">die Frau<text:tab/><text:tab/>[ di fraw ]<text:tab/><text:tab/>the woman</text:p>
      <text:p text:style-name="P48">die Kultur<text:tab/><text:tab/>[ di kultur ]<text:tab/><text:tab/>the culture</text:p>
      <text:p text:style-name="P48">die Oma<text:tab/><text:tab/>[ di Oma ]<text:tab/><text:tab/>granny</text:p>
      <text:p text:style-name="P47"/>
      <text:p text:style-name="P115">Das</text:p>
      <text:p text:style-name="P49">das Kind<text:tab/><text:tab/>[ das kind ]<text:tab/><text:tab/>the child</text:p>
      <text:p text:style-name="P49">das Bier<text:tab/><text:tab/></text:p>
      <text:p text:style-name="P49">das Publikum<text:tab/><text:tab/>[ das publikum ]</text:p>
      <text:p text:style-name="P49">das Mädchen<text:tab/><text:tab/>[ das med-<text:span text:style-name="T6">ċ</text:span>jin ]<text:tab/><text:tab/>the girl</text:p>
      <text:p text:style-name="P49"/>
      <text:p text:style-name="P115">Die</text:p>
      <text:p text:style-name="P49">die Großeltern<text:tab/><text:tab/>[ di gros-eltan ]</text:p>
      <text:p text:style-name="P49">die Eltern<text:tab/><text:tab/>[ di eltan ]</text:p>
      <text:p text:style-name="P46"/>
      <text:p text:style-name="P10">_________________________________________________________________________________________________</text:p>
      <text:p text:style-name="P10"/>
      <text:p text:style-name="P115">Mein und meine</text:p>
      <text:p text:style-name="P115"/>
      <text:p text:style-name="P49">der Vater<text:tab/><text:tab/>mein Vater<text:tab/><text:tab/>( used for masculine and nutral nouns )<text:tab/></text:p>
      <text:p text:style-name="P49">das Kind<text:tab/><text:tab/>mein Kind</text:p>
      <text:p text:style-name="P49"/>
      <text:p text:style-name="P49">die Mutter<text:tab/><text:tab/>meine Mutter<text:tab/><text:tab/>( used for feminine and plural nouns )</text:p>
      <text:p text:style-name="P49">die Eltern<text:tab/><text:tab/>meine Eltern</text:p>
      <text:p text:style-name="P49"/>
      <text:p text:style-name="P10">_________________________________________________________________________________________________</text:p>
      <text:p text:style-name="P10"/>
      <text:p text:style-name="P49"><text:soft-page-break/>Das ist mein Vater.</text:p>
      <text:p text:style-name="P49"/>
      <text:p text:style-name="P49">Der Onkel.</text:p>
      <text:p text:style-name="P49">Das ist mein Onkel.</text:p>
      <text:p text:style-name="P49"/>
      <text:p text:style-name="P50">Die Tante.<text:tab/>[ di tante ]</text:p>
      <text:p text:style-name="P50">Das ist meine Tante.</text:p>
      <text:p text:style-name="P50"/>
      <text:p text:style-name="P50">Die Tochter.<text:tab/>[ toħta ]</text:p>
      <text:p text:style-name="P50">Das its meine Tochter.</text:p>
      <text:p text:style-name="P50"/>
      <text:p text:style-name="P50">Die Kinder.<text:tab/>[ kinda ]</text:p>
      <text:p text:style-name="P50">Das sind meine Kinder.</text:p>
      <text:p text:style-name="P50"/>
      <text:p text:style-name="P50">Der Bruder.</text:p>
      <text:p text:style-name="P50">Das i<text:span text:style-name="T88">st</text:span> mein Bruder.</text:p>
      <text:p text:style-name="P50"/>
      <text:p text:style-name="P50">Die Geschwister.</text:p>
      <text:p text:style-name="P50">Das sind meine Geschwister.</text:p>
      <text:p text:style-name="P50"/>
      <text:p text:style-name="P50">Das ist mein Sohn. <text:tab/>[ <text:span text:style-name="T6">ż</text:span>on ]</text:p>
      <text:p text:style-name="P50">Wie heißt mein Mann?<text:tab/><text:tab/><text:tab/><text:tab/><text:tab/>What's my husband's name</text:p>
      <text:p text:style-name="P50">Meine Frau heißt Monika.</text:p>
      <text:p text:style-name="P129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0"/>
      <text:p text:style-name="P50">Das ist meine Tante.</text:p>
      <text:p text:style-name="P50"/>
      <text:p text:style-name="P11">_________________________________________________________________________________________________</text:p>
      <text:p text:style-name="P11"/>
      <text:p text:style-name="P116">Das Verb `sein` <text:s/>( The Verb ` to be ` )</text:p>
      <text:p text:style-name="P50"/>
      <text:p text:style-name="P50">das ist meine Großmutter.</text:p>
      <text:p text:style-name="P50"/>
      <text:p text:style-name="P50">Das sind meine Großeltern.</text:p>
      <text:p text:style-name="P50"/>
      <text:p text:style-name="P50">Das ist mein Bruder.</text:p>
      <text:p text:style-name="P50"/>
      <text:p text:style-name="P50">Das sind meine Geschwister.</text:p>
      <text:p text:style-name="P50"/>
      <text:p text:style-name="P50">Ich<text:tab/><text:tab/>lerne<text:tab/><text:tab/>-E<text:tab/><text:tab/><text:tab/><text:tab/>ich <text:s/><text:tab/><text:tab/>bin<text:tab/><text:tab/>I am</text:p>
      <text:p text:style-name="P50">Du<text:tab/><text:tab/>lernst<text:tab/><text:tab/>-ST<text:tab/><text:tab/><text:tab/><text:tab/>du <text:s/><text:tab/><text:tab/>bist<text:tab/><text:tab/>you are</text:p>
      <text:p text:style-name="P50">Er, sie, es<text:tab/>lernt<text:tab/><text:tab/>-T<text:tab/><text:tab/><text:tab/><text:tab/>er, sie es <text:s/><text:tab/>ist<text:tab/><text:tab/>he, she, it <text:s/>is</text:p>
      <text:p text:style-name="P50">Wir<text:tab/><text:tab/>lernen<text:tab/><text:tab/>-EN<text:tab/><text:tab/><text:tab/><text:tab/>wir<text:tab/><text:tab/>sind<text:tab/><text:tab/>we are</text:p>
      <text:p text:style-name="P50">Ihr<text:tab/><text:tab/>lernt<text:tab/><text:tab/>-T<text:tab/><text:tab/><text:tab/><text:tab/>ihr<text:tab/><text:tab/>seid<text:tab/><text:tab/>you are</text:p>
      <text:p text:style-name="P50">sie, Sie<text:tab/><text:tab/>lernen<text:tab/><text:tab/>-EN<text:tab/><text:tab/><text:tab/><text:tab/>sie, Sie<text:tab/><text:tab/>sind<text:tab/><text:tab/>they are, I am <text:span text:style-name="T23">(formal)</text:span></text:p>
      <text:p text:style-name="P131"/>
      <text:p text:style-name="P131"/>
      <text:p text:style-name="P131"><text:soft-page-break/></text:p>
      <text:p text:style-name="P131"/>
      <text:p text:style-name="P130">Ich bin Sandra</text:p>
      <text:p text:style-name="P130"/>
      <text:p text:style-name="P130">Wer bist du?<text:tab/><text:tab/><text:tab/> <text:tab/><text:tab/>Who are you? </text:p>
      <text:p text:style-name="P130"/>
      <text:p text:style-name="P130">Wer ist das?<text:tab/><text:tab/><text:tab/><text:tab/><text:tab/>Who is this?</text:p>
      <text:p text:style-name="P130"/>
      <text:p text:style-name="P130">Wir sind aus Deutschland.<text:tab/><text:tab/><text:tab/><text:tab/>We are from Germany. </text:p>
      <text:p text:style-name="P130"/>
      <text:p text:style-name="P130">Ihr seid aus Deutschland.<text:tab/><text:tab/><text:tab/><text:tab/>You are from Germany.</text:p>
      <text:p text:style-name="P130"/>
      <text:p text:style-name="P130">Sie sind aus Deutschland.<text:tab/><text:tab/><text:tab/><text:tab/>The<text:span text:style-name="T89">y</text:span> are from Germany.</text:p>
      <text:p text:style-name="P130"/>
      <text:p text:style-name="P130"/>
      <text:p text:style-name="P130">Entschuldigung, wo ist der Bahnhof?<text:tab/><text:tab/>Excuse me, where is the train station</text:p>
      <text:p text:style-name="P130">[ en-xul-i-gong, vo ist ter ban-ħof? ]</text:p>
      <text:p text:style-name="P130"/>
      <text:p text:style-name="P130">Entschuldigung Sie, wo sind die Teller?<text:tab/><text:tab/>Excuse me, where are the plates?</text:p>
      <text:p text:style-name="P130">[ en-xul-i-gong <text:s/>żi, vo żind di tella ?]</text:p>
      <text:p text:style-name="P130"/>
      <text:p text:style-name="P12">_________________________________________________________________________________________________</text:p>
      <text:p text:style-name="P12"/>
      <text:p text:style-name="P117"><text:span text:style-name="T85">Jung</text:span> [ jqung ] young<text:tab/>or<text:tab/><text:span text:style-name="T85">Alt</text:span> [ alt ] old</text:p>
      <text:p text:style-name="P51"/>
      <text:p text:style-name="P51"/>
      <text:p text:style-name="P51">Sie ist jung<text:tab/><text:tab/>She is young<text:tab/></text:p>
      <text:p text:style-name="P51"/>
      <text:p text:style-name="P51">Sie sind jung<text:tab/><text:tab/>They are young / <text:s/>You are young</text:p>
      <text:p text:style-name="P51"/>
      <text:p text:style-name="P51">Er ist alt<text:tab/><text:tab/>He is old</text:p>
      <text:p text:style-name="P51"/>
      <text:p text:style-name="P51">Sie sind alt<text:tab/><text:tab/>They are old</text:p>
      <text:p text:style-name="P51"/>
      <text:p text:style-name="P51">Sie ist alt<text:tab/><text:tab/> She is old</text:p>
      <text:p text:style-name="P51"/>
      <text:p text:style-name="P117"><text:span text:style-name="T85">Klein</text:span> [ <text:span text:style-name="T24">klajn</text:span> ] <text:span text:style-name="T24">small</text:span><text:tab/>or<text:tab/><text:span text:style-name="T87">Groß</text:span><text:span text:style-name="T24"> [ gros ] big</text:span></text:p>
      <text:p text:style-name="P51"/>
      <text:p text:style-name="P53">Die <text:span text:style-name="T85">Maus</text:span> ist klein<text:tab/><text:tab/>The mouse is small</text:p>
      <text:p text:style-name="P53">[ di maws ist klajn ]</text:p>
      <text:p text:style-name="P53"/>
      <text:p text:style-name="P53">Die <text:span text:style-name="T85">Elefanten</text:span> sind groß<text:tab/>The elephants are big</text:p>
      <text:p text:style-name="P53">[ di elefantin <text:s/><text:span text:style-name="T6">ż</text:span>ind gros ]</text:p>
      <text:p text:style-name="P53"/>
      <text:p text:style-name="P53">Die <text:span text:style-name="T85">Welle</text:span> ist groß<text:tab/><text:tab/>The wave is big</text:p>
      <text:p text:style-name="P53">[ di ve-la ist gros ]</text:p>
      <text:p text:style-name="P53"/>
      <text:p text:style-name="P53">Die <text:span text:style-name="T85">hunde</text:span> sind klein<text:tab/><text:tab/>The dogs are small</text:p>
      <text:p text:style-name="P53">[ di ħunda <text:span text:style-name="T6">ż</text:span>ind klajn ]</text:p>
      <text:p text:style-name="P53"><text:soft-page-break/></text:p>
      <text:p text:style-name="P53">Das <text:span text:style-name="T85">Haus</text:span> ist klein<text:tab/>The house is small</text:p>
      <text:p text:style-name="P53">[ das ħaws ist klajn ]</text:p>
      <text:p text:style-name="P53"/>
      <text:p text:style-name="P53">Die <text:span text:style-name="T85">Stadt</text:span> <text:span text:style-name="T25">ist groß<text:tab/>The city is big</text:span></text:p>
      <text:p text:style-name="P54">[ di xtat ist gros ]</text:p>
      <text:p text:style-name="P13">_________________________________________________________________________________________________</text:p>
      <text:p text:style-name="P13"/>
      <text:p text:style-name="P123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18"/>
      <text:p text:style-name="P55">[ veħ-je <text:s/>xpra-ħen <text:s/>xprixt du? ]</text:p>
      <text:p text:style-name="P55"/>
      <text:p text:style-name="P55">Welche <text:tab/>which</text:p>
      <text:p text:style-name="P55">Sprache<text:tab/>languages</text:p>
      <text:p text:style-name="P55">Sprechen<text:tab/>speak<text:tab/><text:tab/>[ xprexin ]</text:p>
      <text:p text:style-name="P55"/>
      <text:p text:style-name="P55">Ich spreche Deutsch, Englisch, Kroatisch und ein bisschen Spanisch.</text:p>
      <text:p text:style-name="P13"/>
      <text:p text:style-name="P51">ein bisschen<text:tab/><text:tab/><text:span text:style-name="T26">[ ajn </text:span><text:span text:style-name="T90">b</text:span><text:span text:style-name="T26">is-jin ]<text:tab/><text:tab/>a little bit</text:span></text:p>
      <text:p text:style-name="P51"/>
      <text:p text:style-name="P51">Ich spreche Maltesisch, Englisch, Italienisch und ein bisschen Deutsch.</text:p>
      <text:p text:style-name="P51"/>
      <text:p text:style-name="P51">Das ist Michael.</text:p>
      <text:p text:style-name="P52">Er spricht Deutsch, Französisch und Portugiesisch.<text:tab/><text:span text:style-name="T27">[ Fran-ze-</text:span><text:span text:style-name="T6">ż</text:span><text:span text:style-name="T27">ix <text:s/>und Portuge-</text:span><text:span text:style-name="T6">ż</text:span><text:span text:style-name="T27">ix]</text:span></text:p>
      <text:p text:style-name="P51"><text:tab/><text:tab/><text:tab/></text:p>
      <text:p text:style-name="P51"/>
      <text:p text:style-name="P56">Hallo ich bin <text:span text:style-name="T28">Christ.</text:span></text:p>
      <text:p text:style-name="P56">Ich spreche Deutsch, Englisch und <text:s/><text:span text:style-name="T28">Französisch.</text:span></text:p>
      <text:p text:style-name="P56"/>
      <text:p text:style-name="P56"/>
      <text:p text:style-name="P56">Das ist Anna.</text:p>
      <text:p text:style-name="P56">Anna welche Sprachen sprichst du?</text:p>
      <text:p text:style-name="P56"><text:tab/><text:tab/><text:tab/>Ich spreche Deutsch, Englisch und ein bisschen Japanisch.</text:p>
      <text:p text:style-name="P56"/>
      <text:p text:style-name="P56"/>
      <text:p text:style-name="P56">Hallo, mein Name ist Sophia Hermann.</text:p>
      <text:p text:style-name="P56">Ich komme aus der Schweiz.</text:p>
      <text:p text:style-name="P56">Ich spreche Deutsch, und Italienisch.</text:p>
      <text:p text:style-name="P56"/>
      <text:p text:style-name="P56"/>
      <text:p text:style-name="P56">Hallo ich heiße Cornelius.</text:p>
      <text:p text:style-name="P56">Ich komme aus Spanien.<text:tab/><text:tab/><text:tab/><text:tab/><text:tab/><text:span text:style-name="T90">[iħx <text:s/>komme awx <text:s/>xpan-jin]</text:span></text:p>
      <text:p text:style-name="P56">Ich spreche Deutch, Spanisch und ein bisschen Chinesisch.</text:p>
      <text:p text:style-name="P56"/>
      <text:p text:style-name="P57">Welche Sprachen sprechen die Leute?<text:tab/><text:tab/><text:tab/><text:tab/><text:span text:style-name="T91">[ </text:span><text:span text:style-name="T26">veħ-je <text:s/>xpra-ħen <text:s/>xp</text:span><text:span text:style-name="T91">reħ-en <text:s/>di-lojte ]</text:span><text:tab/><text:tab/></text:p>
      <text:p text:style-name="P57">What languages ​​do people speak?</text:p>
      <text:p text:style-name="P58">Deutsch, Englisch, <text:s/><text:span text:style-name="T28">Französisch, <text:s/></text:span><text:span text:style-name="T27">Japanisch, <text:s/>Italienisch, <text:s/>Spanien </text:span>und <text:s/><text:span text:style-name="T27">Chinesisch.</text:span></text:p>
      <text:p text:style-name="P58"><text:soft-page-break/></text:p>
      <text:p text:style-name="P14">_________________________________________________________________________________________________</text:p>
      <text:p text:style-name="P14"/>
      <text:p text:style-name="P119">Youtube exercises </text:p>
      <text:p text:style-name="P120"><text:a xlink:type="simple" xlink:href="https://www.youtube.com/watch?v=XvxZ4obK6YE" text:style-name="Internet_20_link" text:visited-style-name="Visited_20_Internet_20_Link"><text:span text:style-name="T92">https://www.youtube.com/watch?v=XvxZ4obK6YE</text:span></text:a><text:span text:style-name="T94"> , </text:span><text:a xlink:type="simple" xlink:href="https://www.youtube.com/watch?v=yLmBpdwpMMM" text:style-name="Internet_20_link" text:visited-style-name="Visited_20_Internet_20_Link"><text:span text:style-name="T92">https://www.youtube.com/watch?v=yLmBpdwpMMM</text:span></text:a><text:span text:style-name="T94">, <text:s/></text:span><text:a xlink:type="simple" xlink:href="https://www.youtube.com/watch?v=QoqVj2Yo_L0" text:style-name="Internet_20_link" text:visited-style-name="Visited_20_Internet_20_Link"><text:span text:style-name="T92">https://www.youtube.com/watch?v=QoqVj2Yo_L0</text:span></text:a><text:span text:style-name="T94">, </text:span><text:a xlink:type="simple" xlink:href="https://www.youtube.com/watch?v=DZc_IvpHetw" text:style-name="Internet_20_link" text:visited-style-name="Visited_20_Internet_20_Link"><text:span text:style-name="T92">https://www.youtube.com/watch?v=DZc_IvpHetw</text:span></text:a><text:span text:style-name="T92"> </text:span></text:p>
      <text:p text:style-name="P120"><text:a xlink:type="simple" xlink:href="https://www.youtube.com/watch?v=P0x0_G_eixI" text:style-name="Internet_20_link" text:visited-style-name="Visited_20_Internet_20_Link"><text:span text:style-name="T92">https://www.youtube.com/watch?v=P0x0_G_eixI</text:span></text:a><text:span text:style-name="T94"> , </text:span><text:a xlink:type="simple" xlink:href="https://www.youtube.com/watch?v=f450fb5LXFI" text:style-name="Internet_20_link" text:visited-style-name="Visited_20_Internet_20_Link">https://www.youtube.com/watch?v=f450fb5LXFI</text:a><text:span text:style-name="T94"> </text:span></text:p>
      <text:p text:style-name="P119"/>
      <text:p text:style-name="P59">Hey, wie geht es dir?</text:p>
      <text:p text:style-name="P59"><text:tab/><text:tab/><text:tab/><text:tab/>Mir geht’s g<text:span text:style-name="T102">u</text:span>t danke.</text:p>
      <text:p text:style-name="P59"><text:tab/><text:tab/><text:tab/><text:tab/>Und wie geht’s dir?</text:p>
      <text:p text:style-name="P59"/>
      <text:p text:style-name="P59">Mir geht’s gut, danke der Nachfrage.<text:tab/><text:tab/><text:tab/>[ dunke der <text:s/>naħ-fra-ge ]<text:tab/><text:tab/>thanks for asking</text:p>
      <text:p text:style-name="P59"/>
      <text:p text:style-name="P59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9"/>
      <text:p text:style-name="P59"/>
      <text:p text:style-name="P59">Welche Sparachen sprichst du?<text:tab/><text:tab/><text:tab/><text:tab/></text:p>
      <text:p text:style-name="P59"><text:tab/><text:tab/><text:tab/><text:tab/>Ich spreche Deutsch und Englisch.</text:p>
      <text:p text:style-name="P59"/>
      <text:p text:style-name="P59">Welche Sprachen sprechen Sie?</text:p>
      <text:p text:style-name="P59"><text:tab/><text:tab/><text:tab/><text:tab/>Ich spreche Spanisch und Chinesisch.</text:p>
      <text:p text:style-name="P59"/>
      <text:p text:style-name="P59"/>
      <text:p text:style-name="P59"/>
      <text:p text:style-name="P59"/>
      <text:p text:style-name="P59">Wie heiŋt du?<text:tab/></text:p>
      <text:p text:style-name="P59"><text:tab/><text:tab/><text:tab/><text:tab/>Iche heiße Chris.</text:p>
      <text:p text:style-name="P59"/>
      <text:p text:style-name="P59"/>
      <text:p text:style-name="P59">Wie heißen Sie?</text:p>
      <text:p text:style-name="P59"><text:tab/><text:tab/><text:tab/><text:tab/>Ich heiße Max.</text:p>
      <text:p text:style-name="P59"/>
      <text:p text:style-name="P59"/>
      <text:p text:style-name="P59"/>
      <text:p text:style-name="P59">Wie geht’s dir?</text:p>
      <text:p text:style-name="P59"><text:tab/><text:tab/><text:tab/><text:tab/><text:span text:style-name="T29">Mir geht es super!</text:span></text:p>
      <text:p text:style-name="P59"><text:tab/><text:tab/><text:tab/></text:p>
      <text:p text:style-name="P60">Wie geht es Ihnen?<text:tab/></text:p>
      <text:p text:style-name="P60"><text:tab/><text:tab/><text:tab/><text:tab/>Es geht mir ausgezeichnet<text:tab/><text:tab/>[ es <text:s/>get <text:s/>mia <text:s/>aws-gez-ħaj-net ]</text:p>
      <text:p text:style-name="P60"/>
      <text:p text:style-name="P60"/>
      <text:p text:style-name="P60">ausgezeichnet<text:tab/><text:tab/><text:tab/>[ aws-gez-ħaj-net ]<text:tab/><text:tab/><text:tab/>excellent</text:p>
      <text:p text:style-name="P60"/>
      <text:p text:style-name="P60"/>
      <text:p text:style-name="P15">_________________________________________________________________________________________________</text:p>
      <text:p text:style-name="P15"/>
      <text:p text:style-name="P122"/>
      <text:p text:style-name="P61"><text:soft-page-break/><text:span text:style-name="T1">Das verb ‘sprechen’</text:span> <text:s/>(The verb talk) <text:tab/>[ xpre-xin ]</text:p>
      <text:p text:style-name="P61"/>
      <text:p text:style-name="P61">Ich spreche <text:tab/><text:tab/>[ i<text:span text:style-name="T30">ħx xprexe </text:span>]</text:p>
      <text:p text:style-name="P61"/>
      <text:p text:style-name="P63">du sprichst<text:tab/><text:tab/>[du xprist]</text:p>
      <text:p text:style-name="P63"/>
      <text:p text:style-name="P63">er / sie / es spricht<text:tab/>[er xprixt]</text:p>
      <text:p text:style-name="P63"/>
      <text:p text:style-name="P63">wir sprechen<text:tab/><text:tab/>[ vija xre-xen ]</text:p>
      <text:p text:style-name="P63"/>
      <text:p text:style-name="P63">ihr sprecht<text:tab/><text:tab/>[ ija x<text:span text:style-name="T103">p</text:span>rext ]</text:p>
      <text:p text:style-name="P63"/>
      <text:p text:style-name="P63">Sie / sie<text:tab/> sprechen<text:tab/>[ <text:span text:style-name="T6">ż</text:span>i xpre-xen ]</text:p>
      <text:p text:style-name="P63"/>
      <text:p text:style-name="P63"/>
      <text:p text:style-name="P121">Similar verbs</text:p>
      <text:p text:style-name="P121"/>
      <text:p text:style-name="P63"><text:span text:style-name="T1">essen</text:span><text:tab/> (to eat)<text:tab/><text:tab/>[ esin ]</text:p>
      <text:p text:style-name="P63"/>
      <text:p text:style-name="P62">Ich <text:span text:style-name="T31">esse<text:tab/><text:tab/>[ iħx ese ]</text:span></text:p>
      <text:p text:style-name="P62"/>
      <text:p text:style-name="P63">du <text:span text:style-name="T31">isst<text:tab/><text:tab/><text:tab/>[ du ist ]</text:span></text:p>
      <text:p text:style-name="P63"/>
      <text:p text:style-name="P63">er / sie / es <text:span text:style-name="T31">isst<text:tab/><text:tab/>[ er ist ]</text:span></text:p>
      <text:p text:style-name="P63"/>
      <text:p text:style-name="P63">wir <text:span text:style-name="T31">essen<text:tab/><text:tab/>[ vija esen ]</text:span></text:p>
      <text:p text:style-name="P63"/>
      <text:p text:style-name="P63">ihr <text:span text:style-name="T31">esst<text:tab/><text:tab/><text:tab/>[ ija est ]</text:span></text:p>
      <text:p text:style-name="P63"/>
      <text:p text:style-name="P64">Sie / sie<text:tab/> <text:span text:style-name="T31">essen<text:tab/><text:tab/>[ </text:span><text:span text:style-name="T6">ż</text:span><text:span text:style-name="T31">i <text:s/>esen ]</text:span></text:p>
      <text:p text:style-name="P64"/>
      <text:p text:style-name="P64"/>
      <text:p text:style-name="P64"/>
      <text:p text:style-name="P66"><text:span text:style-name="T1">geben </text:span>( to give )<text:tab/>[ geben ]</text:p>
      <text:p text:style-name="P66"/>
      <text:p text:style-name="P66">ich gebe<text:tab/><text:tab/>[ iħx ge-be ]</text:p>
      <text:p text:style-name="P66"/>
      <text:p text:style-name="P66">du gibst<text:tab/><text:tab/>[ du gibst ]</text:p>
      <text:p text:style-name="P66"/>
      <text:p text:style-name="P66">er / sie / es <text:s/>gibt<text:tab/><text:tab/>[ er gibt ]</text:p>
      <text:p text:style-name="P66"/>
      <text:p text:style-name="P66">wir geben<text:tab/><text:tab/>[ vija ge-ben ]</text:p>
      <text:p text:style-name="P66"/>
      <text:p text:style-name="P66">ihr gebt<text:tab/><text:tab/><text:tab/>[ ija gebt ]</text:p>
      <text:p text:style-name="P66"/>
      <text:p text:style-name="P66">sie / Sie geb<text:span text:style-name="T97">en</text:span><text:tab/><text:tab/>[ <text:span text:style-name="T6">ż</text:span>i gebt ]</text:p>
      <text:p text:style-name="P67"/>
      <text:p text:style-name="P67"><text:soft-page-break/>ich spreche Tschechisch<text:tab/><text:tab/>[ iħx xpre<text:span text:style-name="T99">x</text:span>e <text:s/><text:span text:style-name="T6">Ċ</text:span>e-kix ]</text:p>
      <text:p text:style-name="P67"/>
      <text:p text:style-name="P67">du sprichst Arabisch<text:tab/><text:tab/><text:tab/>[ du xprist <text:s/>Arabix]</text:p>
      <text:p text:style-name="P67"/>
      <text:p text:style-name="P67">Mein Bruder spricht Koreanisch<text:tab/>[ majn Bruda sprixt <text:s/>Ko-re-anix ]</text:p>
      <text:p text:style-name="P67"/>
      <text:p text:style-name="P67">Meine Mutter spricht Russisch<text:tab/><text:tab/>[ Majne Muter xprixt <text:s/>Ru-six ]</text:p>
      <text:p text:style-name="P67"/>
      <text:p text:style-name="P68">Mein Kind spricht Türkisch<text:tab/><text:tab/>[ Majn kind xprixt Tqur-kix ]</text:p>
      <text:p text:style-name="P68"/>
      <text:p text:style-name="P68">Wir sprechen Griechisch<text:tab/><text:tab/>[ Vija xpre-xen Gri-kix ]</text:p>
      <text:p text:style-name="P68"/>
      <text:p text:style-name="P68">Ihr sprecht Amerikanisch<text:tab/><text:tab/>[ Ija xpreht a-me-ri-ka-nix ]</text:p>
      <text:p text:style-name="P68"/>
      <text:p text:style-name="P68">Die Touristen spreche<text:span text:style-name="T98">n</text:span> Spanisch<text:tab/><text:tab/><text:span text:style-name="T98">[di <text:s/>tu-rist-in <text:s/>xprex-in Xpanix ]</text:span></text:p>
      <text:p text:style-name="P65"/>
      <text:p text:style-name="P13">_________________________________________________________________________________________________</text:p>
      <text:p text:style-name="P13"/>
      <text:p text:style-name="P70">A<text:tab/><text:tab/><text:tab/><text:tab/><text:span text:style-name="T32">O<text:tab/><text:tab/><text:tab/><text:tab/> </text:span><text:span text:style-name="T6">Ä<text:tab/></text:span><text:span text:style-name="T32">[amet umlawt]</text:span></text:p>
      <text:p text:style-name="P69"/>
      <text:p text:style-name="P70">B<text:tab/>[be]<text:tab/><text:tab/><text:tab/><text:span text:style-name="T32">P<text:tab/>[pe]<text:tab/><text:tab/><text:tab/> </text:span><text:span text:style-name="T6">Ö<text:tab/></text:span><text:span text:style-name="T32">[umet umlawt]</text:span></text:p>
      <text:p text:style-name="P69"/>
      <text:p text:style-name="P70">C<text:tab/>[ze]<text:tab/><text:tab/><text:tab/><text:span text:style-name="T32">Q<text:tab/>[ku]<text:tab/><text:tab/><text:tab/> </text:span><text:span text:style-name="T6">Ü<text:tab/></text:span><text:span text:style-name="T32">[qumet umlawt]</text:span></text:p>
      <text:p text:style-name="P69"/>
      <text:p text:style-name="P69">D<text:tab/>[de]<text:tab/><text:tab/><text:tab/><text:span text:style-name="T32">R<text:tab/>[er]</text:span></text:p>
      <text:p text:style-name="P69"/>
      <text:p text:style-name="P70">E<text:tab/><text:tab/><text:tab/><text:tab/><text:span text:style-name="T32">S<text:tab/>[es]<text:tab/><text:tab/><text:tab/> </text:span><text:span text:style-name="T6">ẞ<text:tab/></text:span><text:span text:style-name="T32">[es-zet]</text:span></text:p>
      <text:p text:style-name="P69"/>
      <text:p text:style-name="P69">F<text:tab/>[ef]<text:tab/><text:tab/><text:tab/><text:span text:style-name="T32">T<text:tab/>[te]</text:span></text:p>
      <text:p text:style-name="P69"/>
      <text:p text:style-name="P69">G<text:tab/>[ge]<text:tab/><text:tab/><text:tab/><text:span text:style-name="T32">U<text:tab/></text:span></text:p>
      <text:p text:style-name="P69"/>
      <text:p text:style-name="P69">H<text:tab/>[ħa]<text:tab/><text:tab/><text:tab/><text:span text:style-name="T32">V<text:tab/>[faw]</text:span></text:p>
      <text:p text:style-name="P69"/>
      <text:p text:style-name="P69">I<text:tab/><text:tab/><text:tab/><text:tab/><text:span text:style-name="T32">W<text:tab/>[ve]</text:span></text:p>
      <text:p text:style-name="P69"/>
      <text:p text:style-name="P69">J<text:tab/>[jot]<text:tab/><text:tab/><text:tab/><text:span text:style-name="T32">X<text:tab/>[iks]</text:span></text:p>
      <text:p text:style-name="P69"/>
      <text:p text:style-name="P69">K<text:tab/>[ka]<text:tab/><text:tab/><text:tab/><text:span text:style-name="T32">Y<text:tab/>[ipsilom]</text:span></text:p>
      <text:p text:style-name="P69"/>
      <text:p text:style-name="P69">L<text:tab/>[el]<text:tab/><text:tab/><text:tab/><text:span text:style-name="T32">Z<text:tab/>[zet]</text:span></text:p>
      <text:p text:style-name="P69"/>
      <text:p text:style-name="P69">M<text:tab/>[em]</text:p>
      <text:p text:style-name="P69"/>
      <text:p text:style-name="P71">N<text:tab/>[en]</text:p>
      <text:p text:style-name="P69"><text:tab/></text:p>
      <text:p text:style-name="P16">_________________________________________________________________________________________________</text:p>
      <text:p text:style-name="P71"><text:soft-page-break/>Wie heißen Sie?</text:p>
      <text:p text:style-name="P71">&gt; Ich heiße Sandra</text:p>
      <text:p text:style-name="P71">Wie bitte?</text:p>
      <text:p text:style-name="P71">&gt; Sandra! SANDRA</text:p>
      <text:p text:style-name="P71"/>
      <text:p text:style-name="P71">Wie heißen Sie?</text:p>
      <text:p text:style-name="P72">&gt; Ich heiße Sabine Faber <text:tab/><text:tab/><text:span text:style-name="T34">[</text:span><text:span text:style-name="T6">Ż</text:span><text:span text:style-name="T34">abina Faba]</text:span></text:p>
      <text:p text:style-name="P71">Wie bitte?</text:p>
      <text:p text:style-name="P71">&gt; Sabine Faber <text:s/>SABINA FABA</text:p>
      <text:p text:style-name="P71"/>
      <text:p text:style-name="P71">Wie heißt du?</text:p>
      <text:p text:style-name="P71">&gt; Felix G<text:span text:style-name="T6">ä</text:span>rter<text:tab/><text:tab/><text:tab/><text:tab/><text:span text:style-name="T34">[ Filiks Gertna]</text:span></text:p>
      <text:p text:style-name="P71">Wie bitter?</text:p>
      <text:p text:style-name="P71">&gt; Filix G<text:span text:style-name="T6">ä</text:span>rter <text:s/>FELIX G<text:span text:style-name="T6">Ä</text:span>RTER</text:p>
      <text:p text:style-name="P71"/>
      <text:p text:style-name="P71">Und wie ist Ihr Na<text:span text:style-name="T33">m</text:span>a?<text:tab/><text:tab/><text:tab/><text:span text:style-name="T34">[Und vi ist ija nama?]</text:span></text:p>
      <text:p text:style-name="P73">&gt; Johannes Weiß <text:s/><text:tab/><text:tab/><text:tab/>[ Joħans Vajs ]</text:p>
      <text:p text:style-name="P73">Wie bitte?</text:p>
      <text:p text:style-name="P73">&gt; Johannes Weiß</text:p>
      <text:p text:style-name="P17">_________________________________________________________________________________________________</text:p>
      <text:p text:style-name="P17"/>
      <text:p text:style-name="P74">Der Vater.<text:tab/><text:tab/><text:tab/><text:tab/>[ Der fata ]</text:p>
      <text:p text:style-name="P74">Die Großmutter.<text:tab/><text:tab/><text:tab/>[ Di grus mquter ]</text:p>
      <text:p text:style-name="P124"><text:span text:style-name="T13">Leider nicht.<text:tab/><text:tab/><text:tab/><text:tab/>[ Lajda n</text:span><text:span text:style-name="T19">ix</text:span><text:span text:style-name="T13">t ]<text:tab/><text:tab/><text:tab/></text:span><text:bookmark text:name="tw-target-text3"/><text:span text:style-name="T13"><text:tab/>Unfortunately not</text:span></text:p>
      <text:p text:style-name="P124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4">Die Maus im Haus.<text:tab/><text:tab/><text:tab/>[ Di maws im ħaws ]</text:p>
      <text:p text:style-name="P75">Hör zu!<text:tab/><text:tab/><text:tab/><text:tab/><text:tab/>[ Ħer zu ]<text:tab/><text:tab/><text:tab/><text:tab/>Listen <text:span text:style-name="T92">(</text:span><text:span text:style-name="T93">a </text:span><text:span text:style-name="T92">direct command to pay attention)</text:span></text:p>
      <text:p text:style-name="P125"><text:span text:style-name="T11">Di</text:span><text:span text:style-name="T15">e</text:span><text:span text:style-name="T11"> Zahl zwölf.<text:tab/><text:tab/><text:tab/><text:tab/></text:span><text:span text:style-name="T15">[ Di <text:s/>zal <text:s/></text:span><text:span text:style-name="T19">t</text:span><text:span text:style-name="T15">welf ]<text:tab/><text:tab/><text:tab/><text:tab/>The number twelve</text:span></text:p>
      <text:p text:style-name="P76">Der Buchstabe ‘J’.<text:tab/><text:tab/><text:tab/>[ Der <text:s/>bux-xta-be <text:s/>jot ]<text:tab/><text:tab/><text:tab/>The letter <text:s/>‘J’</text:p>
      <text:p text:style-name="P77">Gern geschehen.<text:tab/><text:tab/><text:tab/>[ Gen gexen ]<text:tab/><text:tab/><text:tab/><text:tab/>You’re welcome</text:p>
      <text:p text:style-name="P126"><text:span text:style-name="T11">Guten Morgen<text:tab/><text:tab/><text:tab/><text:tab/></text:span><text:span text:style-name="T16">[ Guten Morgen ]</text:span></text:p>
      <text:p text:style-name="P136"><text:span text:style-name="T100">Wie geht es Ihnen?<text:tab/><text:tab/><text:tab/>[ Vi get is inen? ]<text:tab/><text:tab/><text:tab/>How are you doing? <text:s/></text:span><text:span text:style-name="T95">(plu / </text:span><text:span text:style-name="T96">sgl <text:s/></text:span><text:span text:style-name="T95">formal)</text:span></text:p>
      <text:p text:style-name="P78">Meine Schwester ist noch klein.<text:tab/>[ Majna xwesta ist noħ klajn ]<text:tab/><text:tab/>My sister is still little</text:p>
      <text:p text:style-name="P78">Mein Bruder wohnt in Deutschland.<text:tab/>[ Majn bruda vojnt in Dojc-land<text:tab/><text:tab/>My brother lives in Germany</text:p>
      <text:p text:style-name="P78">Wie bitte?<text:tab/><text:tab/><text:tab/><text:tab/>[ Vi Bite? ]<text:tab/><text:tab/><text:tab/><text:tab/>Excuse me</text:p>
      <text:p text:style-name="P74"/>
      <text:p text:style-name="P18">_________________________________________________________________________________________________</text:p>
      <text:p text:style-name="P18"/>
      <text:p text:style-name="P79">W<text:span text:style-name="T38">ie</text:span> ist deineTelefonnummer?<text:tab/><text:tab/><text:tab/><text:tab/><text:tab/>[ Vi ist dajne <text:s/>telefon-nama?]</text:p>
      <text:p text:style-name="P79">What is your phone number?</text:p>
      <text:p text:style-name="P79"/>
      <text:p text:style-name="P79">Meine Telefonnummer ist …<text:tab/><text:tab/><text:tab/><text:tab/><text:tab/>[ Majna telefon-nama ist ... ]</text:p>
      <text:p text:style-name="P79"/>
      <text:p text:style-name="P80">Wie ist ihre <text:span text:style-name="T35">Telefonnummer, </text:span>Herr Zimmer<text:span text:style-name="T35">?<text:tab/><text:tab/><text:tab/></text:span>[ Vi ist i<text:span text:style-name="T38">i</text:span>-re telefon-nama, ħer Z-imma? <text:s/>]</text:p>
      <text:p text:style-name="P80"/>
      <text:p text:style-name="P80">Wie lautet deine Telefonnummer?<text:tab/><text:tab/><text:tab/><text:tab/>[ Vi <text:s/>lawtet dajne telefon-nama? ]</text:p>
      <text:p text:style-name="P18">What <text:span text:style-name="T37">is</text:span> your phone?</text:p>
      <text:p text:style-name="P80"><text:soft-page-break/>Wie lautet deine?<text:tab/>→ <text:s/><text:tab/>What's yours?</text:p>
      <text:p text:style-name="P80"/>
      <text:p text:style-name="P80">Wie lautet ?<text:tab/><text:tab/>→<text:tab/>What is?</text:p>
      <text:p text:style-name="P80"/>
      <text:p text:style-name="P80">Lautet<text:tab/><text:tab/><text:tab/>→ <text:tab/>Is</text:p>
      <text:p text:style-name="P80"/>
      <text:p text:style-name="P80"/>
      <text:p text:style-name="P80">Peter, wie ist deine Telefonnummer?<text:tab/><text:tab/><text:tab/><text:tab/>[ Piter , v<text:span text:style-name="T35">i ist dajne <text:s/>telefon-nama? </text:span>]</text:p>
      <text:p text:style-name="P80"/>
      <text:p text:style-name="P80">Meine Telefonnummer ist 0049 09261 43 96 78</text:p>
      <text:p text:style-name="P80"/>
      <text:p text:style-name="P80">Wie bitte?<text:tab/></text:p>
      <text:p text:style-name="P80"># or</text:p>
      <text:p text:style-name="P81">Können Sie das bitte wiederholen?<text:tab/><text:tab/><text:tab/><text:tab/><text:span text:style-name="T36">[ Kqinnin <text:s/></text:span><text:span text:style-name="T6">ż</text:span><text:span text:style-name="T36">i <text:s/>das bitte <text:s/>vi-da-ħol-in <text:s/>?]</text:span></text:p>
      <text:p text:style-name="P80">Say that again, please?</text:p>
      <text:p text:style-name="P80"/>
      <text:p text:style-name="P81">Können<text:tab/><text:tab/><text:tab/>→ <text:tab/><text:span text:style-name="T36">Can</text:span></text:p>
      <text:p text:style-name="P83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4">13<text:tab/>drei + zehn<text:tab/><text:tab/>dreizehn<text:tab/><text:tab/>[ draj - ten ]</text:p>
      <text:p text:style-name="P84"/>
      <text:p text:style-name="P84">14<text:tab/>vier + zehn<text:tab/><text:tab/>vierzehn<text:tab/><text:tab/>[ fir - ten ]</text:p>
      <text:p text:style-name="P84"/>
      <text:p text:style-name="P84">15<text:tab/>f<text:span text:style-name="T6">ü</text:span>nf + zehn<text:tab/><text:tab/>f<text:span text:style-name="T6">ü</text:span>nfzehn<text:tab/><text:tab/>[ finf - ten ]</text:p>
      <text:p text:style-name="P82"/>
      <text:p text:style-name="P85">16<text:tab/>sech<text:span text:style-name="T39">s</text:span><text:span text:style-name="T40"> </text:span>+ zehn<text:tab/><text:tab/>sechzehn<text:tab/><text:tab/>[ <text:span text:style-name="T6">ż</text:span><text:span text:style-name="T41">ekx - ten </text:span>]</text:p>
      <text:p text:style-name="P85"/>
      <text:p text:style-name="P86">17<text:tab/>sieb<text:span text:style-name="T39">en</text:span> + zehn<text:tab/><text:tab/>siebzehn<text:tab/><text:tab/>[ <text:span text:style-name="T6">ż</text:span>ib - ten ]</text:p>
      <text:p text:style-name="P86"/>
      <text:p text:style-name="P86">18<text:tab/>acht + zehn<text:tab/><text:tab/>achtzehn<text:tab/><text:tab/>[ aħt - ten ]</text:p>
      <text:p text:style-name="P86"/>
      <text:p text:style-name="P86">19<text:tab/>neun + zehn<text:tab/><text:tab/>neunzehn<text:tab/><text:tab/>[ nojn - ten ]</text:p>
      <text:p text:style-name="P86"/>
      <text:p text:style-name="P86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7">Wo wohnst du?<text:tab/><text:tab/><text:tab/><text:tab/><text:tab/><text:tab/>Where do you live?</text:p>
      <text:p text:style-name="P87">[ Vo vonst du? ]</text:p>
      <text:p text:style-name="P87"/>
      <text:p text:style-name="P87">Woher kommst du?<text:tab/><text:tab/><text:tab/><text:tab/><text:tab/>Where your from?</text:p>
      <text:p text:style-name="P87">[ vo-ħer komst du? ]</text:p>
      <text:p text:style-name="P87"/>
      <text:p text:style-name="P87">Ich konne aus Deutschland. </text:p>
      <text:p text:style-name="P87"/>
      <text:p text:style-name="P87">Ich wohne in Deutschland.</text:p>
      <text:p text:style-name="P87">[ Iħx vone in doj<text:span text:style-name="T6">ċ - </text:span>lend ] </text:p>
      <text:p text:style-name="P20"><text:soft-page-break/></text:p>
      <text:p text:style-name="P87">Das ist Julia</text:p>
      <text:p text:style-name="P87"/>
      <text:p text:style-name="P88">Julia kommt aus Japan.<text:tab/><text:tab/><text:tab/><text:tab/><text:tab/>Julia comes from Japan.</text:p>
      <text:p text:style-name="P88">[ Julja komt aws Japan ]</text:p>
      <text:p text:style-name="P88"/>
      <text:p text:style-name="P88">Sie lebt jetzt in Wien<text:tab/><text:tab/><text:tab/><text:tab/><text:tab/>She lives in Viena now.</text:p>
      <text:p text:style-name="P88">[ <text:span text:style-name="T6">Ż</text:span>i <text:s/>libt jetzt <text:s/>in <text:s/>Vinn ]<text:tab/><text:tab/></text:p>
      <text:p text:style-name="P88"/>
      <text:p text:style-name="P88">lebt <text:tab/>→ <text:tab/>lives</text:p>
      <text:p text:style-name="P88"/>
      <text:p text:style-name="P88">jetzt<text:tab/>→ <text:tab/>now</text:p>
      <text:p text:style-name="P88"/>
      <text:p text:style-name="P88"/>
      <text:p text:style-name="P88"/>
      <text:p text:style-name="P88">"<text:span text:style-name="T44">Wohnen</text:span>" refers to residing in a place, while "<text:span text:style-name="T42">leben</text:span>" encompasses the broader concept of life, including experiences and lifestyle. </text:p>
      <text:p text:style-name="P88">They can be somewhat interchangeable, but "wohnen" is more specific to dwelling, while "leben" includes the overall experience of living.<text:tab/></text:p>
      <text:p text:style-name="P88"/>
      <text:p text:style-name="P88"/>
      <text:p text:style-name="P88">geboren <text:s text:c="3"/>→<text:tab/>born<text:tab/>(to be born)</text:p>
      <text:p text:style-name="P88">[ ge – bo - ren ]</text:p>
      <text:p text:style-name="P88"/>
      <text:p text:style-name="P88"/>
      <text:p text:style-name="P89">Ich bin in Australien geboren, aber wohne jetzt in Deutschland.</text:p>
      <text:p text:style-name="P89">[ iħx bin in Australijn geborin, aba vone jetzt in Dojcland]</text:p>
      <text:p text:style-name="P89">I was born in Australia, but live in Germany now.</text:p>
      <text:p text:style-name="P88"><text:tab/></text:p>
      <text:p text:style-name="P20">_________________________________________________________________________________________________</text:p>
      <text:p text:style-name="P20"/>
      <text:p text:style-name="P89">Wo wohnst du?<text:tab/><text:tab/><text:tab/><text:tab/>Where do you live?<text:tab/></text:p>
      <text:p text:style-name="P89">[ vo vonst du? ]</text:p>
      <text:p text:style-name="P89"/>
      <text:p text:style-name="P89">Wo lebt sie?<text:tab/><text:tab/><text:tab/><text:tab/>Where does she live?</text:p>
      <text:p text:style-name="P90">[ vo libt <text:s/><text:span text:style-name="T6">ż</text:span>i? ]</text:p>
      <text:p text:style-name="P90"/>
      <text:p text:style-name="P89">Wo wohnen Sie?<text:tab/><text:tab/><text:tab/>Where do you live?<text:tab/></text:p>
      <text:p text:style-name="P90">[ vo vonen <text:span text:style-name="T6">ż</text:span>i? ]</text:p>
      <text:p text:style-name="P90"/>
      <text:p text:style-name="P89">Ich wohne in <text:span text:style-name="T45">England</text:span></text:p>
      <text:p text:style-name="P90">[ iħx <text:s/>vone in ingland ]</text:p>
      <text:p text:style-name="P89"/>
      <text:p text:style-name="P89">Sie lebt in Italien</text:p>
      <text:p text:style-name="P90">[ <text:span text:style-name="T6">Ż</text:span>i libt in Italjin ]</text:p>
      <text:p text:style-name="P90"/>
      <text:p text:style-name="P89">Ich bin in <text:span text:style-name="T45">Malta</text:span> geboren.</text:p>
      <text:p text:style-name="P20"/>
      <text:p text:style-name="P90"><text:soft-page-break/>Und du?<text:tab/><text:tab/><text:tab/></text:p>
      <text:p text:style-name="P90"/>
      <text:p text:style-name="P90">Woher kommst du?<text:tab/><text:tab/><text:tab/>Where do you come from?</text:p>
      <text:p text:style-name="P90">[ voħer komst du? ]</text:p>
      <text:p text:style-name="P90"/>
      <text:p text:style-name="P90">Wo wohst du?<text:tab/><text:tab/><text:tab/><text:tab/>Where do you live?</text:p>
      <text:p text:style-name="P90">[ vo vonst du? ]</text:p>
      <text:p text:style-name="P90"/>
      <text:p text:style-name="P90">Wo bist du geboren?<text:tab/><text:tab/><text:tab/>Where were you born?</text:p>
      <text:p text:style-name="P90">[ vo bist du geborin? ]</text:p>
      <text:p text:style-name="P21"/>
      <text:p text:style-name="P21"/>
      <text:p text:style-name="P90">Ich Komme aus Malta.</text:p>
      <text:p text:style-name="P90">Ich lebe in England.</text:p>
      <text:p text:style-name="P90">Ich bin Italien geboren.</text:p>
      <text:p text:style-name="P22">_________________________________________________________________________________________________</text:p>
      <text:p text:style-name="P22"/>
      <text:p text:style-name="P91">Bist du verheiratet?</text:p>
      <text:p text:style-name="P92">[ bist du <text:s/>fer-ħaj<text:span text:style-name="T46">—</text:span>ra-<text:span text:style-name="T46">t</text:span>it? ]</text:p>
      <text:p text:style-name="P91"/>
      <text:p text:style-name="P91">Ja, ich bin verheiratet</text:p>
      <text:p text:style-name="P92">[ ja iħx bin <text:s/>fer-ħaj<text:span text:style-name="T46">—</text:span>ra-<text:span text:style-name="T46">t</text:span>it ]</text:p>
      <text:p text:style-name="P91">Meine Frau heißt Lisa<text:tab/><text:tab/><text:tab/>My wife's name is Lisa</text:p>
      <text:p text:style-name="P91"/>
      <text:p text:style-name="P91"/>
      <text:p text:style-name="P91">Sind Sie verheiratet?</text:p>
      <text:p text:style-name="P94">[ <text:span text:style-name="T6">ż</text:span>ind <text:span text:style-name="T6">ż</text:span>i <text:s/>fer-ħaj—ra-tit ]</text:p>
      <text:p text:style-name="P22"/>
      <text:p text:style-name="P92">Ja, ich bin verheiratet</text:p>
      <text:p text:style-name="P94">Mein Mann heißt Ben</text:p>
      <text:p text:style-name="P94"/>
      <text:p text:style-name="P94"/>
      <text:p text:style-name="P94">Bist du verheuratete?</text:p>
      <text:p text:style-name="P92"/>
      <text:p text:style-name="P92">Nein, ich bin geschieden</text:p>
      <text:p text:style-name="P92">[najn, iħx bin gi-xi-din]<text:tab/><text:tab/><text:tab/>No I'm divorced</text:p>
      <text:p text:style-name="P92"/>
      <text:p text:style-name="P92"/>
      <text:p text:style-name="P95">Bist du verheiratet?</text:p>
      <text:p text:style-name="P93">[ bist du <text:s/>fer-ħaj<text:span text:style-name="T46">—</text:span>ra-<text:span text:style-name="T46">t</text:span>it? ]</text:p>
      <text:p text:style-name="P93"/>
      <text:p text:style-name="P95">Nein, ich bin ledig<text:tab/><text:tab/><text:tab/>No I’m single</text:p>
      <text:p text:style-name="P95">[ najn, iħx bin lidix ]</text:p>
      <text:p text:style-name="P95">Bist du verheiratet?</text:p>
      <text:p text:style-name="P95"/>
      <text:p text:style-name="P95">Aber ich habe einen Freund<text:tab/><text:tab/>But I have a friend</text:p>
      <text:p text:style-name="P95">[ aba iħc ħabe ajnen frojnd ]</text:p>
      <text:p text:style-name="P95"><text:soft-page-break/>der Freund<text:tab/>→<text:tab/>male friend</text:p>
      <text:p text:style-name="P95">die Freundin<text:tab/>→ <text:tab/>female friend</text:p>
      <text:p text:style-name="P95"/>
      <text:p text:style-name="P95"/>
      <text:p text:style-name="P95">Hast du Kinder?<text:tab/><text:tab/><text:tab/>Do you have children?</text:p>
      <text:p text:style-name="P95">[ ħast du kinda? ]</text:p>
      <text:p text:style-name="P95"/>
      <text:p text:style-name="P95">Ja ich habe einen Sohn<text:tab/><text:tab/><text:tab/>Yes, I have a son</text:p>
      <text:p text:style-name="P95">[ ja iħx ħabe ajnen <text:span text:style-name="T6">Ż</text:span>qun ]<text:tab/><text:tab/></text:p>
      <text:p text:style-name="P95"/>
      <text:p text:style-name="P95">Ja ich habe zwei Söhne<text:tab/><text:tab/><text:tab/>Yes, I have two sons</text:p>
      <text:p text:style-name="P95">[ Ja iħx ħabe zvaj <text:s/><text:span text:style-name="T6">Ż</text:span>quna ]</text:p>
      <text:p text:style-name="P95"/>
      <text:p text:style-name="P95">Ja, ich habe eine Tochter<text:tab/><text:tab/>Yes, I have a daughter</text:p>
      <text:p text:style-name="P95">[ja, iħx ħabe ajne toħta ]</text:p>
      <text:p text:style-name="P95"/>
      <text:p text:style-name="P95">Ja, ich habe zwei <text:s/>T<text:span text:style-name="T6">ö</text:span>chter<text:tab/><text:tab/>Yes, I have two daughters</text:p>
      <text:p text:style-name="P95">[ja, iħx ħabe zvaj <text:s/>tquxta ]</text:p>
      <text:p text:style-name="P95"/>
      <text:p text:style-name="P96">Ja, ich habe zwei Kinder<text:tab/><text:tab/>Yes, I have two children</text:p>
      <text:p text:style-name="P96">[ ja, iħx ħabe <text:s/>zvaj kinda ]</text:p>
      <text:p text:style-name="P96"/>
      <text:p text:style-name="P127"><text:span text:style-name="T17">Einen Sohn und eine Tochter<text:tab/><text:tab/></text:span><text:bookmark text:name="tw-target-text2"/><text:span text:style-name="T17">A son and a daughter</text:span></text:p>
      <text:p text:style-name="P128"><text:span text:style-name="T11">[ ajnen </text:span><text:span text:style-name="T14">ż</text:span><text:span text:style-name="T11">un und ajne toħta ]</text:span></text:p>
      <text:p text:style-name="P96"/>
      <text:p text:style-name="P96">Nein, ich habe keine Kinder<text:tab/><text:tab/>No, I have no children</text:p>
      <text:p text:style-name="P96">[ najn, iħx kaħe kajna kinda ]</text:p>
      <text:p text:style-name="P96"/>
      <text:p text:style-name="P23">_________________________________________________________________________________________________</text:p>
      <text:p text:style-name="P23"/>
      <text:p text:style-name="P96">verheiratet<text:tab/><text:tab/><text:tab/><text:tab/>fer-ħaj-ra-tit</text:p>
      <text:p text:style-name="P96"/>
      <text:p text:style-name="P96">ledig<text:tab/><text:tab/><text:tab/><text:tab/><text:tab/>lid-x<text:tab/><text:tab/><text:tab/><text:tab/><text:tab/>{single}</text:p>
      <text:p text:style-name="P96"/>
      <text:p text:style-name="P96">geschieden<text:tab/><text:tab/><text:tab/><text:tab/>ge-xi-din<text:tab/><text:tab/><text:tab/><text:tab/>divorced</text:p>
      <text:p text:style-name="P96"/>
      <text:p text:style-name="P96">der Mann<text:tab/><text:tab/><text:tab/><text:tab/>der man</text:p>
      <text:p text:style-name="P96">die Frau<text:tab/><text:tab/><text:tab/><text:tab/>di fraw</text:p>
      <text:p text:style-name="P96"/>
      <text:p text:style-name="P96">das Kind<text:tab/><text:tab/><text:tab/><text:tab/>das kind</text:p>
      <text:p text:style-name="P96">die Kinder<text:tab/><text:tab/><text:tab/><text:tab/>di kinda</text:p>
      <text:p text:style-name="P96"/>
      <text:p text:style-name="P97">der Sohn<text:tab/><text:tab/><text:tab/><text:tab/>der <text:s/><text:span text:style-name="T6">ż</text:span>un</text:p>
      <text:p text:style-name="P97">die Söhne<text:tab/><text:tab/><text:tab/><text:tab/>di <text:span text:style-name="T6">ż</text:span>qune</text:p>
      <text:p text:style-name="P97"/>
      <text:p text:style-name="P97">die <text:s/><text:span text:style-name="T47">Tochter<text:tab/><text:tab/><text:tab/><text:tab/></text:span>di <text:span text:style-name="T47">toħta </text:span></text:p>
      <text:p text:style-name="P97">die <text:s/><text:span text:style-name="T48">T</text:span><text:span text:style-name="T6">ö</text:span><text:span text:style-name="T48">chter<text:tab/><text:tab/><text:tab/><text:tab/></text:span>di <text:s/><text:span text:style-name="T48">tquxta</text:span></text:p>
      <text:p text:style-name="P97"><text:soft-page-break/>der Freund<text:tab/><text:tab/><text:tab/><text:tab/>der frojnd</text:p>
      <text:p text:style-name="P97">die Freundin<text:tab/><text:tab/><text:tab/><text:tab/>di froj<text:span text:style-name="T49">n</text:span>din</text:p>
      <text:p text:style-name="P23">_________________________________________________________________________________________________</text:p>
      <text:p text:style-name="P23"/>
      <text:p text:style-name="P98">Hello, mein Name ist Nina.</text:p>
      <text:p text:style-name="P98">Ich bin verheiratet.<text:tab/><text:tab/><text:tab/>[ iħx <text:s/>bin <text:s/><text:span text:style-name="T47">fer-ħaj-ra-tit </text:span>]</text:p>
      <text:p text:style-name="P98">Das ist mein Mann, Olaf.</text:p>
      <text:p text:style-name="P98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99">Hallo, ich bin Lukas Becker.</text:p>
      <text:p text:style-name="P99">Ich bin geboren, und habe eine Tochter.</text:p>
      <text:p text:style-name="P99">Ihr Name ist Lena.</text:p>
      <text:p text:style-name="P99"/>
      <text:p text:style-name="P99">Hi, mien Name ist Corina.</text:p>
      <text:p text:style-name="P99">Ich bin nicht verheiratet.</text:p>
      <text:p text:style-name="P99">Ich habe einen Freund.</text:p>
      <text:p text:style-name="P99">Er heißt Sven.</text:p>
      <text:p text:style-name="P99">Ich habe keine kinder.</text:p>
      <text:p text:style-name="P99">Wir haben einen Hund. Bello!</text:p>
      <text:p text:style-name="P99"/>
      <text:p text:style-name="P25">_________________________________________________________________________________________________</text:p>
      <text:p text:style-name="P23"/>
      <text:p text:style-name="P23"><text:span text:style-name="T43">N</text:span><text:span text:style-name="T42">ominative</text:span> <text:span text:style-name="T59">and </text:span><text:span text:style-name="T61">A</text:span><text:span text:style-name="T60">ccusative ,</text:span><text:span text:style-name="T59"> Personal Pronouns</text:span></text:p>
      <text:p text:style-name="P23"><text:span text:style-name="T59">Nominative pronouns replace the </text:span><text:span text:style-name="Emphasis"><text:span text:style-name="T72">subject </text:span></text:span><text:span text:style-name="T59">of the sentence.</text:span></text:p>
      <text:p text:style-name="P134"><text:span text:style-name="T65">The Accusative pronouns replace the </text:span><text:span text:style-name="Strong_20_Emphasis"><text:span text:style-name="Emphasis"><text:span text:style-name="T65">direct object (the object that is resiving the action).</text:span></text:span></text:span></text:p>
      <text:p text:style-name="P23"/>
      <text:p text:style-name="P23"><text:span text:style-name="T42">Ich</text:span> kaufe den <text:span text:style-name="T60">Apfel</text:span><text:tab/><text:tab/><text:tab/><text:tab/>I buy the apple</text:p>
      <text:p text:style-name="P103">[ iħx <text:s/>ka-fe <text:s/>din <text:s text:c="2"/>a<text:span text:style-name="T84">a</text:span>-fel ]</text:p>
      <text:p text:style-name="P103"/>
      <text:p text:style-name="P133"><text:span text:style-name="T67">Ich</text:span><text:span text:style-name="T65"> höre </text:span><text:span text:style-name="Emphasis"><text:span text:style-name="T65">das </text:span></text:span><text:span text:style-name="Emphasis"><text:span text:style-name="T68">Mäuschen<text:tab/></text:span></text:span><text:span text:style-name="Emphasis"><text:span text:style-name="T66"><text:tab/><text:tab/><text:tab/>I hear the little mouse</text:span></text:span></text:p>
      <text:p text:style-name="P103"><text:span text:style-name="Emphasis"><text:span text:style-name="T69">[ Iħx <text:s/>ħq-re <text:s text:c="2"/>das <text:s text:c="2"/></text:span></text:span><text:span text:style-name="Emphasis"><text:span text:style-name="T70">maj-x-in </text:span></text:span><text:span text:style-name="Emphasis"><text:span text:style-name="T69">]</text:span></text:span></text:p>
      <text:p text:style-name="P107"><text:span text:style-name="Emphasis"><text:span text:style-name="T71"/></text:span></text:p>
      <text:p text:style-name="P104"><text:span text:style-name="Emphasis"><text:span text:style-name="T77">Ich</text:span></text:span><text:span text:style-name="Emphasis"><text:span text:style-name="T69"> sehe die </text:span></text:span><text:span text:style-name="Emphasis"><text:span text:style-name="T62">Blume</text:span></text:span><text:span text:style-name="Emphasis"><text:span text:style-name="T69"><text:tab/><text:tab/><text:tab/><text:tab/>I see the flower</text:span></text:span></text:p>
      <text:p text:style-name="P104"><text:span text:style-name="Emphasis"><text:span text:style-name="T70">[ iħx <text:s text:c="2"/></text:span></text:span><text:span text:style-name="Emphasis"><text:span text:style-name="T69">ż</text:span></text:span><text:span text:style-name="Emphasis"><text:span text:style-name="T70">i-je <text:s/>di <text:s/>bluma ]</text:span></text:span></text:p>
      <text:p text:style-name="P104"><text:span text:style-name="Emphasis"><text:span text:style-name="T70"/></text:span></text:p>
      <text:p text:style-name="P104"><text:span text:style-name="Emphasis"><text:span text:style-name="T70"/></text:span></text:p>
      <text:p text:style-name="P104"><text:span text:style-name="Emphasis"><text:span text:style-name="T80">| Person <text:s text:c="4"/>| Nominative <text:s text:c="5"/>| Accusative <text:s text:c="3"/>| English <text:s text:c="5"/>|</text:span></text:span></text:p>
      <text:p text:style-name="P104"><text:span text:style-name="Emphasis"><text:span text:style-name="T80">|------------|-----------------|---------------|--------------|</text:span></text:span></text:p>
      <text:p text:style-name="P104"><text:span text:style-name="Emphasis"><text:span text:style-name="T80">| 1st <text:s text:c="7"/>| ich <text:s text:c="12"/>| mich <text:s text:c="9"/>| I / me <text:s text:c="6"/>|</text:span></text:span></text:p>
      <text:p text:style-name="P104"><text:span text:style-name="Emphasis"><text:span text:style-name="T80">| 2nd <text:s text:c="7"/>| du <text:s text:c="13"/>| dich <text:s text:c="9"/>| you <text:s text:c="9"/>|</text:span></text:span></text:p>
      <text:p text:style-name="P104"><text:span text:style-name="Emphasis"><text:span text:style-name="T80">| 3rd (m) <text:s text:c="3"/>| er <text:s text:c="13"/>| ihn <text:s text:c="2"/></text:span></text:span><text:span text:style-name="Emphasis"><text:span text:style-name="T81">[iin]</text:span></text:span><text:span text:style-name="Emphasis"><text:span text:style-name="T80"> <text:s text:c="2"/>| he <text:s text:c="10"/>|</text:span></text:span></text:p>
      <text:p text:style-name="P104"><text:span text:style-name="Emphasis"><text:span text:style-name="T80">| 3rd (f) <text:s text:c="3"/>| sie <text:s text:c="12"/>| sie <text:s text:c="10"/>| she / her <text:s text:c="3"/>|</text:span></text:span></text:p>
      <text:p text:style-name="P104"><text:span text:style-name="Emphasis"><text:span text:style-name="T80">| 3rd (n) <text:s text:c="3"/>| es <text:s text:c="13"/>| es <text:s text:c="11"/>| it <text:s text:c="10"/>|</text:span></text:span></text:p>
      <text:p text:style-name="P104"><text:span text:style-name="Emphasis"><text:span text:style-name="T80">| 1st (pl) <text:s text:c="2"/>| wir <text:s text:c="12"/>| uns <text:s text:c="2"/></text:span></text:span><text:span text:style-name="Emphasis"><text:span text:style-name="T81">[quns]</text:span></text:span><text:span text:style-name="Emphasis"><text:span text:style-name="T80"> <text:s/>| we / us <text:s text:c="5"/>|</text:span></text:span></text:p>
      <text:p text:style-name="P104"><text:span text:style-name="Emphasis"><text:span text:style-name="T80">| 2nd (pl) <text:s text:c="2"/>| ihr <text:s text:c="12"/>| euch <text:s/></text:span></text:span><text:span text:style-name="Emphasis"><text:span text:style-name="T81">[ajħ]</text:span></text:span><text:span text:style-name="Emphasis"><text:span text:style-name="T80"> <text:s text:c="2"/>| you (plural) |</text:span></text:span></text:p>
      <text:p text:style-name="P104"><text:span text:style-name="Emphasis"><text:span text:style-name="T80">| 3rd (pl) <text:s text:c="2"/>| sie <text:s text:c="12"/>| sie <text:s text:c="10"/>| they / them <text:s/>|</text:span></text:span></text:p>
      <text:p text:style-name="P104"><text:soft-page-break/>All of these nouns are non-people. In English, we would refer to all of them as ‘it’. In German, we use ‘it’, too — but the gendered forms of it!</text:p>
      <text:p text:style-name="P104"/>
      <text:p text:style-name="P104">Ich kaufe den Apfel <text:tab/><text:tab/>→ <text:tab/>Ich kaufe ihn<text:tab/><text:tab/><text:span text:style-name="T84">( a masculine noun put into the accusative case )</text:span></text:p>
      <text:p text:style-name="P104">Ich höre das Mäuschen <text:tab/><text:tab/>→ <text:tab/>Ich höre es<text:tab/><text:tab/><text:span text:style-name="T84">( a neuter noun put into the accusative case )</text:span></text:p>
      <text:p text:style-name="P104">Ich sehe die Blume <text:tab/><text:tab/>→ <text:tab/>Ich sehe sie<text:tab/><text:tab/><text:span text:style-name="T84">( a feminine noun put into the accusative case )</text:span></text:p>
      <text:p text:style-name="P104"/>
      <text:p text:style-name="P26">_________________________________________________________________________________________________</text:p>
      <text:p text:style-name="P26"/>
      <text:p text:style-name="P105"><text:span text:style-name="Emphasis"><text:span text:style-name="T78">The Dative Pronuns</text:span></text:span></text:p>
      <text:p text:style-name="P106"><text:span text:style-name="Emphasis"><text:span text:style-name="T73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06"><text:span text:style-name="Emphasis"><text:span text:style-name="T73"/></text:span></text:p>
      <text:p text:style-name="P106"/>
      <text:p text:style-name="P106"><text:span text:style-name="Emphasis"><text:span text:style-name="T82">| Person <text:s text:c="4"/>| Nominative <text:s text:c="5"/>| Accusative <text:s text:c="3"/>| Dative <text:s text:c="7"/>| English <text:s text:c="5"/>|</text:span></text:span></text:p>
      <text:p text:style-name="P106"><text:span text:style-name="Emphasis"><text:span text:style-name="T82">|------------|-----------------|---------------|---------------|--------------|</text:span></text:span></text:p>
      <text:p text:style-name="P106"><text:span text:style-name="Emphasis"><text:span text:style-name="T82">| 1st <text:s text:c="7"/>| ich <text:s text:c="12"/>| mich <text:s text:c="9"/>| mir <text:s text:c="10"/>| I / me <text:s text:c="6"/>|</text:span></text:span></text:p>
      <text:p text:style-name="P106"><text:span text:style-name="Emphasis"><text:span text:style-name="T82">| 2nd <text:s text:c="7"/>| du <text:s text:c="13"/>| dich <text:s text:c="9"/>| dir <text:s text:c="10"/>| you <text:s text:c="9"/>|</text:span></text:span></text:p>
      <text:p text:style-name="P106"><text:span text:style-name="Emphasis"><text:span text:style-name="T82">| 3rd (m) <text:s text:c="3"/>| er <text:s text:c="13"/>| ihn <text:s text:c="10"/>| ihm <text:s text:c="10"/>| he <text:s text:c="10"/>|</text:span></text:span></text:p>
      <text:p text:style-name="P106"><text:span text:style-name="Emphasis"><text:span text:style-name="T82">| 3rd (f) <text:s text:c="3"/>| sie <text:s text:c="12"/>| sie <text:s text:c="10"/>| ihr <text:s text:c="10"/>| she / her <text:s text:c="3"/>|</text:span></text:span></text:p>
      <text:p text:style-name="P106"><text:span text:style-name="Emphasis"><text:span text:style-name="T82">| 3rd (n) <text:s text:c="3"/>| es <text:s text:c="13"/>| es <text:s text:c="11"/>| ihm <text:s text:c="10"/>| it <text:s text:c="10"/>|</text:span></text:span></text:p>
      <text:p text:style-name="P106"><text:span text:style-name="Emphasis"><text:span text:style-name="T82">| 1st (pl) <text:s text:c="2"/>| wir <text:s text:c="12"/>| uns <text:s text:c="10"/>| uns <text:s text:c="10"/>| we / us <text:s text:c="5"/>|</text:span></text:span></text:p>
      <text:p text:style-name="P106"><text:span text:style-name="Emphasis"><text:span text:style-name="T82">| 2nd (pl) <text:s text:c="2"/>| ihr <text:s text:c="12"/>| euch <text:s text:c="9"/>| euch <text:s text:c="9"/>| you (plural) |</text:span></text:span></text:p>
      <text:p text:style-name="P106"><text:span text:style-name="Emphasis"><text:span text:style-name="T82">| 3rd (pl) <text:s text:c="2"/>| sie <text:s text:c="12"/>| sie <text:s text:c="10"/>| ihnen <text:s text:c="8"/>| they / them <text:s/>|</text:span></text:span></text:p>
      <text:p text:style-name="P106"><text:span text:style-name="Emphasis"><text:span text:style-name="T82"/></text:span></text:p>
      <text:p text:style-name="P106"><text:span text:style-name="Emphasis"><text:span text:style-name="T82"/></text:span></text:p>
      <text:p text:style-name="P108"><text:span text:style-name="Emphasis"><text:span text:style-name="T83">| Case <text:s text:c="7"/>| Role <text:s text:c="13"/>| Description <text:s text:c="17"/>|</text:span></text:span></text:p>
      <text:p text:style-name="P108"><text:span text:style-name="Emphasis"><text:span text:style-name="T83">|-------------|-------------------|------------------------------|</text:span></text:span></text:p>
      <text:p text:style-name="P108"><text:span text:style-name="Emphasis"><text:span text:style-name="T83">| Nominative <text:s/>| Subject <text:s text:c="10"/>| Takes action <text:s text:c="16"/>|</text:span></text:span></text:p>
      <text:p text:style-name="P108"><text:span text:style-name="Emphasis"><text:span text:style-name="T83">| Accusative <text:s/>| Direct Object <text:s text:c="4"/>| Receives action <text:s text:c="13"/>|</text:span></text:span></text:p>
      <text:p text:style-name="P108"><text:span text:style-name="Emphasis"><text:span text:style-name="T83">| Dative <text:s text:c="5"/>| Indirect Object <text:s text:c="2"/>| To/for whom action is taken <text:s/>|</text:span></text:span></text:p>
      <text:p text:style-name="P108"><text:span text:style-name="Emphasis"><text:span text:style-name="T83">| Genitive <text:s text:c="3"/>| Possessive <text:s text:c="7"/>| Indicates owner of someone <text:s text:c="2"/>|</text:span></text:span></text:p>
      <text:p text:style-name="P108"><text:span text:style-name="Emphasis"><text:span text:style-name="T83"><text:tab/><text:tab/><text:tab/><text:tab/><text:tab/><text:tab/> or something</text:span></text:span></text:p>
      <text:p text:style-name="P106"><text:span text:style-name="Emphasis"><text:span text:style-name="T82"/></text:span></text:p>
      <text:p text:style-name="P106"><text:span text:style-name="Emphasis"><text:span text:style-name="T82"/></text:span></text:p>
      <text:p text:style-name="P109"><text:span text:style-name="Emphasis"><text:span text:style-name="T73">The </text:span></text:span><text:span text:style-name="Emphasis"><text:span text:style-name="T77">man</text:span></text:span><text:span text:style-name="Emphasis"><text:span text:style-name="T73"> gave the </text:span></text:span><text:span text:style-name="Emphasis"><text:span text:style-name="T75">woman</text:span></text:span><text:span text:style-name="Emphasis"><text:span text:style-name="T73"> the </text:span></text:span><text:span text:style-name="Emphasis"><text:span text:style-name="T63">money</text:span></text:span><text:span text:style-name="Emphasis"><text:span text:style-name="T73">.</text:span></text:span></text:p>
      <text:p text:style-name="P109"><text:span text:style-name="Emphasis"><text:span text:style-name="T73"/></text:span></text:p>
      <text:p text:style-name="P109"><text:span text:style-name="Emphasis"><text:span text:style-name="T73">Who is taking the action of giving? <text:tab/><text:tab/></text:span></text:span><text:span text:style-name="Emphasis"><text:span text:style-name="T77">The man (subject).</text:span></text:span></text:p>
      <text:p text:style-name="P109"><text:span text:style-name="Emphasis"><text:span text:style-name="T73">What is he giving? <text:tab/><text:tab/><text:tab/><text:tab/></text:span></text:span><text:span text:style-name="Emphasis"><text:span text:style-name="T63">The money (direct object).</text:span></text:span></text:p>
      <text:p text:style-name="P109"><text:span text:style-name="Emphasis"><text:span text:style-name="T73">To whom is he giving the money? <text:tab/><text:tab/></text:span></text:span><text:span text:style-name="Emphasis"><text:span text:style-name="T75">To the woman (indirect object). </text:span></text:span></text:p>
      <text:p text:style-name="P109"><text:span text:style-name="Emphasis"><text:span text:style-name="T73"/></text:span></text:p>
      <text:p text:style-name="P109"><text:span text:style-name="Emphasis"><text:span text:style-name="T73"/></text:span></text:p>
      <text:p text:style-name="P109"><text:span text:style-name="Emphasis"><text:span text:style-name="T79">Der Mann</text:span></text:span><text:span text:style-name="Emphasis"><text:span text:style-name="T74"> gibt </text:span></text:span><text:span text:style-name="Emphasis"><text:span text:style-name="T76">der Frau</text:span></text:span><text:span text:style-name="Emphasis"><text:span text:style-name="T74"> </text:span></text:span><text:span text:style-name="Emphasis"><text:span text:style-name="T64">das Geld</text:span></text:span><text:span text:style-name="Emphasis"><text:span text:style-name="T74">.<text:tab/><text:tab/></text:span></text:span><text:span text:style-name="Emphasis"><text:span text:style-name="T79">The man</text:span></text:span><text:span text:style-name="Emphasis"><text:span text:style-name="T74"> gives </text:span></text:span><text:span text:style-name="Emphasis"><text:span text:style-name="T76">the woman</text:span></text:span><text:span text:style-name="Emphasis"><text:span text:style-name="T74"> </text:span></text:span><text:span text:style-name="Emphasis"><text:span text:style-name="T64">the money</text:span></text:span><text:span text:style-name="Emphasis"><text:span text:style-name="T74">.</text:span></text:span></text:p>
      <text:p text:style-name="P109"><text:span text:style-name="Emphasis"><text:span text:style-name="T74">[der man gibt der Fraw das Geld]</text:span></text:span></text:p>
      <text:p text:style-name="P109"><text:span text:style-name="Emphasis"><text:span text:style-name="T74"/></text:span></text:p>
      <text:p text:style-name="P109"><text:soft-page-break/><text:span text:style-name="Emphasis"><text:span text:style-name="T74">Now, check out what happens in BOTH English &amp; German if we replace all those nouns with pronouns:</text:span></text:span></text:p>
      <text:p text:style-name="P109"><text:span text:style-name="Emphasis"><text:span text:style-name="T74"/></text:span></text:p>
      <text:p text:style-name="P109"><text:span text:style-name="Emphasis"><text:span text:style-name="T79">Er</text:span></text:span><text:span text:style-name="Emphasis"><text:span text:style-name="T74"> gibt </text:span></text:span><text:span text:style-name="Emphasis"><text:span text:style-name="T64">es </text:span></text:span><text:span text:style-name="Emphasis"><text:span text:style-name="T74"><text:s/></text:span></text:span><text:span text:style-name="Emphasis"><text:span text:style-name="T76">ihr</text:span></text:span><text:span text:style-name="Emphasis"><text:span text:style-name="T74">.<text:tab/><text:tab/><text:tab/><text:tab/><text:tab/></text:span></text:span><text:span text:style-name="Emphasis"><text:span text:style-name="T79">He</text:span></text:span><text:span text:style-name="Emphasis"><text:span text:style-name="T74"> gives </text:span></text:span><text:span text:style-name="Emphasis"><text:span text:style-name="T64">it</text:span></text:span><text:span text:style-name="Emphasis"><text:span text:style-name="T74"> <text:s/></text:span></text:span><text:span text:style-name="Emphasis"><text:span text:style-name="T76">to her</text:span></text:span><text:span text:style-name="Emphasis"><text:span text:style-name="T74">.</text:span></text:span></text:p>
      <text:p text:style-name="P109"><text:span text:style-name="Emphasis"><text:span text:style-name="T74"/></text:span></text:p>
      <text:p text:style-name="P109"><text:span text:style-name="Emphasis"><text:span text:style-name="T74">The accusative and dative slots swapped places.</text:span></text:span></text:p>
      <text:p text:style-name="P109"><text:span text:style-name="Emphasis"><text:span text:style-name="T74"/></text:span></text:p>
      <text:p text:style-name="P109"><text:span text:style-name="Emphasis"><text:span text:style-name="T76">Here are the 2 key points to remember regarding the dative case &amp; word order in German:</text:span></text:span></text:p>
      <text:p text:style-name="P109"><text:span text:style-name="Emphasis"><text:span text:style-name="T74"/></text:span></text:p>
      <text:list xml:id="list1118122079" text:style-name="L1">
        <text:list-item>
          <text:p text:style-name="P135"><text:span text:style-name="Emphasis"><text:span text:style-name="T74">The German case ‘slots’ are in this standard order: nominative + dative + accusative.</text:span></text:span></text:p>
        </text:list-item>
        <text:list-item>
          <text:p text:style-name="P135"><text:span text:style-name="Emphasis"><text:span text:style-name="T74">IF both dative AND accusative pronouns are being used, however, the standard slot order changes to nominative + accusative + dative</text:span></text:span></text:p>
        </text:list-item>
      </text:list>
      <text:p text:style-name="P109"><text:span text:style-name="Emphasis"><text:span text:style-name="T74"/></text:span></text:p>
      <text:p text:style-name="P24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07T18:18:37.778180545</dc:date>
    <meta:editing-duration>PT20H56M9S</meta:editing-duration>
    <meta:editing-cycles>114</meta:editing-cycles>
    <meta:generator>LibreOffice/7.3.7.2$Linux_X86_64 LibreOffice_project/30$Build-2</meta:generator>
    <meta:document-statistic meta:table-count="0" meta:image-count="0" meta:object-count="0" meta:page-count="19" meta:paragraph-count="531" meta:word-count="3451" meta:character-count="20646" meta:non-whitespace-character-count="16244"/>
  </office:meta>
</office:document-meta>
</file>